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2.2866in"/>
    </style:style>
    <style:style style:name="co13" style:family="table-column">
      <style:table-column-properties fo:break-before="auto" style:column-width="2.1799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4366in"/>
    </style:style>
    <style:style style:name="co16" style:family="table-column">
      <style:table-column-properties fo:break-before="auto" style:column-width="2.3299in"/>
    </style:style>
    <style:style style:name="co17" style:family="table-column">
      <style:table-column-properties fo:break-before="auto" style:column-width="1.7618in"/>
    </style:style>
    <style:style style:name="co18" style:family="table-column">
      <style:table-column-properties fo:break-before="auto" style:column-width="2.3189in"/>
    </style:style>
    <style:style style:name="co19" style:family="table-column">
      <style:table-column-properties fo:break-before="auto" style:column-width="2.2118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2.4693in"/>
    </style:style>
    <style:style style:name="co22" style:family="table-column">
      <style:table-column-properties fo:break-before="auto" style:column-width="2.3618in"/>
    </style:style>
    <style:style style:name="co23" style:family="table-column">
      <style:table-column-properties fo:break-before="auto" style:column-width="1.8902in"/>
    </style:style>
    <style:style style:name="co24" style:family="table-column">
      <style:table-column-properties fo:break-before="auto" style:column-width="2.448in"/>
    </style:style>
    <style:style style:name="co25" style:family="table-column">
      <style:table-column-properties fo:break-before="auto" style:column-width="2.3402in"/>
    </style:style>
    <style:style style:name="co26" style:family="table-column">
      <style:table-column-properties fo:break-before="auto" style:column-width="2.0402in"/>
    </style:style>
    <style:style style:name="co27" style:family="table-column">
      <style:table-column-properties fo:break-before="auto" style:column-width="2.598in"/>
    </style:style>
    <style:style style:name="co28" style:family="table-column">
      <style:table-column-properties fo:break-before="auto" style:column-width="2.4902in"/>
    </style:style>
    <style:style style:name="co29" style:family="table-column">
      <style:table-column-properties fo:break-before="auto" style:column-width="1.8575in"/>
    </style:style>
    <style:style style:name="co30" style:family="table-column">
      <style:table-column-properties fo:break-before="auto" style:column-width="2.4154in"/>
    </style:style>
    <style:style style:name="co31" style:family="table-column">
      <style:table-column-properties fo:break-before="auto" style:column-width="2.3083in"/>
    </style:style>
    <style:style style:name="co32" style:family="table-column">
      <style:table-column-properties fo:break-before="auto" style:column-width="2.0083in"/>
    </style:style>
    <style:style style:name="co33" style:family="table-column">
      <style:table-column-properties fo:break-before="auto" style:column-width="2.5654in"/>
    </style:style>
    <style:style style:name="co34" style:family="table-column">
      <style:table-column-properties fo:break-before="auto" style:column-width="2.4583in"/>
    </style:style>
    <style:style style:name="co35" style:family="table-column">
      <style:table-column-properties fo:break-before="auto" style:column-width="1.772in"/>
    </style:style>
    <style:style style:name="co36" style:family="table-column">
      <style:table-column-properties fo:break-before="auto" style:column-width="2.222in"/>
    </style:style>
    <style:style style:name="co37" style:family="table-column">
      <style:table-column-properties fo:break-before="auto" style:column-width="1.922in"/>
    </style:style>
    <style:style style:name="co38" style:family="table-column">
      <style:table-column-properties fo:break-before="auto" style:column-width="2.4799in"/>
    </style:style>
    <style:style style:name="co39" style:family="table-column">
      <style:table-column-properties fo:break-before="auto" style:column-width="2.3728in"/>
    </style:style>
    <style:style style:name="co40" style:family="table-column">
      <style:table-column-properties fo:break-before="auto" style:column-width="1.8154in"/>
    </style:style>
    <style:style style:name="co41" style:family="table-column">
      <style:table-column-properties fo:break-before="auto" style:column-width="2.2654in"/>
    </style:style>
    <style:style style:name="co42" style:family="table-column">
      <style:table-column-properties fo:break-before="auto" style:column-width="1.9654in"/>
    </style:style>
    <style:style style:name="co43" style:family="table-column">
      <style:table-column-properties fo:break-before="auto" style:column-width="2.5228in"/>
    </style:style>
    <style:style style:name="co44" style:family="table-column">
      <style:table-column-properties fo:break-before="auto" style:column-width="2.0835in"/>
    </style:style>
    <style:style style:name="co45" style:family="table-column">
      <style:table-column-properties fo:break-before="auto" style:column-width="2.6409in"/>
    </style:style>
    <style:style style:name="co46" style:family="table-column">
      <style:table-column-properties fo:break-before="auto" style:column-width="2.5335in"/>
    </style:style>
    <style:style style:name="co47" style:family="table-column">
      <style:table-column-properties fo:break-before="auto" style:column-width="2.2335in"/>
    </style:style>
    <style:style style:name="co48" style:family="table-column">
      <style:table-column-properties fo:break-before="auto" style:column-width="2.7909in"/>
    </style:style>
    <style:style style:name="co49" style:family="table-column">
      <style:table-column-properties fo:break-before="auto" style:column-width="2.6835in"/>
    </style:style>
    <style:style style:name="co50" style:family="table-column">
      <style:table-column-properties fo:break-before="auto" style:column-width="2.1689in"/>
    </style:style>
    <style:style style:name="co51" style:family="table-column">
      <style:table-column-properties fo:break-before="auto" style:column-width="2.7264in"/>
    </style:style>
    <style:style style:name="co52" style:family="table-column">
      <style:table-column-properties fo:break-before="auto" style:column-width="2.6193in"/>
    </style:style>
    <style:style style:name="co53" style:family="table-column">
      <style:table-column-properties fo:break-before="auto" style:column-width="2.8764in"/>
    </style:style>
    <style:style style:name="co54" style:family="table-column">
      <style:table-column-properties fo:break-before="auto" style:column-width="2.7693in"/>
    </style:style>
    <style:style style:name="co55" style:family="table-column">
      <style:table-column-properties fo:break-before="auto" style:column-width="1.5898in"/>
    </style:style>
    <style:style style:name="co56" style:family="table-column">
      <style:table-column-properties fo:break-before="auto" style:column-width="1.5575in"/>
    </style:style>
    <style:style style:name="co57" style:family="table-column">
      <style:table-column-properties fo:break-before="auto" style:column-width="1.3646in"/>
    </style:style>
    <style:style style:name="co58" style:family="table-column">
      <style:table-column-properties fo:break-before="auto" style:column-width="1.3543in"/>
    </style:style>
    <style:style style:name="co59" style:family="table-column">
      <style:table-column-properties fo:break-before="auto" style:column-width="1.4181in"/>
    </style:style>
    <style:style style:name="co60" style:family="table-column">
      <style:table-column-properties fo:break-before="auto" style:column-width="1.2791in"/>
    </style:style>
    <style:style style:name="co61" style:family="table-column">
      <style:table-column-properties fo:break-before="auto" style:column-width="1.2146in"/>
    </style:style>
    <style:style style:name="co62" style:family="table-column">
      <style:table-column-properties fo:break-before="auto" style:column-width="1.4291in"/>
    </style:style>
    <style:style style:name="co63" style:family="table-column">
      <style:table-column-properties fo:break-before="auto" style:column-width="1.5472in"/>
    </style:style>
    <style:style style:name="co64" style:family="table-column">
      <style:table-column-properties fo:break-before="auto" style:column-width="1.161in"/>
    </style:style>
    <style:style style:name="co65" style:family="table-column">
      <style:table-column-properties fo:break-before="auto" style:column-width="1.4075in"/>
    </style:style>
    <style:style style:name="co66" style:family="table-column">
      <style:table-column-properties fo:break-before="auto" style:column-width="1.2898in"/>
    </style:style>
    <style:style style:name="co67" style:family="table-column">
      <style:table-column-properties fo:break-before="auto" style:column-width="1.0862in"/>
    </style:style>
    <style:style style:name="co68" style:family="table-column">
      <style:table-column-properties fo:break-before="auto" style:column-width="0.7535in"/>
    </style:style>
    <style:style style:name="co69" style:family="table-column">
      <style:table-column-properties fo:break-before="auto" style:column-width="1.6862in"/>
    </style:style>
    <style:style style:name="co70" style:family="table-column">
      <style:table-column-properties fo:break-before="auto" style:column-width="1.8366in"/>
    </style:style>
    <style:style style:name="co71" style:family="table-column">
      <style:table-column-properties fo:break-before="auto" style:column-width="1.0752in"/>
    </style:style>
    <style:style style:name="co72" style:family="table-column">
      <style:table-column-properties fo:break-before="auto" style:column-width="1.1181in"/>
    </style:style>
    <style:style style:name="co73" style:family="table-column">
      <style:table-column-properties fo:break-before="auto" style:column-width="1.311in"/>
    </style:style>
    <style:style style:name="co74" style:family="table-column">
      <style:table-column-properties fo:break-before="auto" style:column-width="1.3327in"/>
    </style:style>
    <style:style style:name="co75" style:family="table-column">
      <style:table-column-properties fo:break-before="auto" style:column-width="2.6299in"/>
    </style:style>
    <style:style style:name="co76" style:family="table-column">
      <style:table-column-properties fo:break-before="auto" style:column-width="2.3937in"/>
    </style:style>
    <style:style style:name="co77" style:family="table-column">
      <style:table-column-properties fo:break-before="auto" style:column-width="2.4047in"/>
    </style:style>
    <style:style style:name="co78" style:family="table-column">
      <style:table-column-properties fo:break-before="auto" style:column-width="2.5866in"/>
    </style:style>
    <style:style style:name="co79" style:family="table-column">
      <style:table-column-properties fo:break-before="auto" style:column-width="2.5445in"/>
    </style:style>
    <style:style style:name="co80" style:family="table-column">
      <style:table-column-properties fo:break-before="auto" style:column-width="2.6516in"/>
    </style:style>
    <style:style style:name="co81" style:family="table-column">
      <style:table-column-properties fo:break-before="auto" style:column-width="2.6945in"/>
    </style:style>
    <style:style style:name="co82" style:family="table-column">
      <style:table-column-properties fo:break-before="auto" style:column-width="2.5547in"/>
    </style:style>
    <style:style style:name="co83" style:family="table-column">
      <style:table-column-properties fo:break-before="auto" style:column-width="2.6618in"/>
    </style:style>
    <style:style style:name="co84" style:family="table-column">
      <style:table-column-properties fo:break-before="auto" style:column-width="2.7047in"/>
    </style:style>
    <style:style style:name="co85" style:family="table-column">
      <style:table-column-properties fo:break-before="auto" style:column-width="2.7374in"/>
    </style:style>
    <style:style style:name="co86" style:family="table-column">
      <style:table-column-properties fo:break-before="auto" style:column-width="2.8445in"/>
    </style:style>
    <style:style style:name="co87" style:family="table-column">
      <style:table-column-properties fo:break-before="auto" style:column-width="2.8874in"/>
    </style:style>
    <style:style style:name="co8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-all-orig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" table:number-columns-repeated="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2" table:default-cell-style-name="Default"/>
        <table:table-column table:style-name="co59" table:number-columns-repeated="4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1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73" table:default-cell-style-name="Default"/>
        <table:table-column table:style-name="co61" table:default-cell-style-name="Default"/>
        <table:table-column table:style-name="co66" table:default-cell-style-name="Default"/>
        <table:table-column table:style-name="co61" table:default-cell-style-name="Default"/>
        <table:table-column table:style-name="co2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52" table:number-columns-repeated="2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9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4" table:number-columns-repeated="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5" table:default-cell-style-name="Default"/>
        <table:table-column table:style-name="co87" table:number-columns-repeated="2" table:default-cell-style-name="Default"/>
        <table:table-column table:style-name="co62" table:number-columns-repeated="2" table:default-cell-style-name="Default"/>
        <table:table-column table:style-name="co70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emma_ttr</text:p>
          </table:table-cell>
          <table:table-cell office:value-type="string" calcext:value-type="string">
            <text:p>lemma_mattr</text:p>
          </table:table-cell>
          <table:table-cell office:value-type="string" calcext:value-type="string">
            <text:p>lexical_density_tokens</text:p>
          </table:table-cell>
          <table:table-cell office:value-type="string" calcext:value-type="string">
            <text:p>lexical_density_types</text:p>
          </table:table-cell>
          <table:table-cell office:value-type="string" calcext:value-type="string">
            <text:p>content_ttr</text:p>
          </table:table-cell>
          <table:table-cell office:value-type="string" calcext:value-type="string">
            <text:p>function_ttr</text:p>
          </table:table-cell>
          <table:table-cell office:value-type="string" calcext:value-type="string">
            <text:p>function_mattr</text:p>
          </table:table-cell>
          <table:table-cell office:value-type="string" calcext:value-type="string">
            <text:p>noun_ttr</text:p>
          </table:table-cell>
          <table:table-cell office:value-type="string" calcext:value-type="string">
            <text:p>verb_ttr</text:p>
          </table:table-cell>
          <table:table-cell office:value-type="string" calcext:value-type="string">
            <text:p>adj_ttr</text:p>
          </table:table-cell>
          <table:table-cell office:value-type="string" calcext:value-type="string">
            <text:p>adv_ttr</text:p>
          </table:table-cell>
          <table:table-cell office:value-type="string" calcext:value-type="string">
            <text:p>prp_ttr</text:p>
          </table:table-cell>
          <table:table-cell office:value-type="string" calcext:value-type="string">
            <text:p>argument_ttr</text:p>
          </table:table-cell>
          <table:table-cell office:value-type="string" calcext:value-type="string">
            <text:p>bigram_lemma_ttr</text:p>
          </table:table-cell>
          <table:table-cell office:value-type="string" calcext:value-type="string">
            <text:p>trigram_lemma_ttr</text:p>
          </table:table-cell>
          <table:table-cell office:value-type="string" calcext:value-type="string">
            <text:p>adjacent_overlap_all_sent</text:p>
          </table:table-cell>
          <table:table-cell office:value-type="string" calcext:value-type="string">
            <text:p>adjacent_overlap_all_sent_div_seg</text:p>
          </table:table-cell>
          <table:table-cell office:value-type="string" calcext:value-type="string">
            <text:p>adjacent_overlap_binary_all_sent</text:p>
          </table:table-cell>
          <table:table-cell office:value-type="string" calcext:value-type="string">
            <text:p>adjacent_overlap_2_all_sent</text:p>
          </table:table-cell>
          <table:table-cell office:value-type="string" calcext:value-type="string">
            <text:p>adjacent_overlap_2_all_sent_div_seg</text:p>
          </table:table-cell>
          <table:table-cell office:value-type="string" calcext:value-type="string">
            <text:p>adjacent_overlap_binary_2_all_sent</text:p>
          </table:table-cell>
          <table:table-cell office:value-type="string" calcext:value-type="string">
            <text:p>adjacent_overlap_cw_sent</text:p>
          </table:table-cell>
          <table:table-cell office:value-type="string" calcext:value-type="string">
            <text:p>adjacent_overlap_cw_sent_div_seg</text:p>
          </table:table-cell>
          <table:table-cell office:value-type="string" calcext:value-type="string">
            <text:p>adjacent_overlap_binary_cw_sent</text:p>
          </table:table-cell>
          <table:table-cell office:value-type="string" calcext:value-type="string">
            <text:p>adjacent_overlap_2_cw_sent</text:p>
          </table:table-cell>
          <table:table-cell office:value-type="string" calcext:value-type="string">
            <text:p>adjacent_overlap_2_cw_sent_div_seg</text:p>
          </table:table-cell>
          <table:table-cell office:value-type="string" calcext:value-type="string">
            <text:p>adjacent_overlap_binary_2_cw_sent</text:p>
          </table:table-cell>
          <table:table-cell office:value-type="string" calcext:value-type="string">
            <text:p>adjacent_overlap_fw_sent</text:p>
          </table:table-cell>
          <table:table-cell office:value-type="string" calcext:value-type="string">
            <text:p>adjacent_overlap_fw_sent_div_seg</text:p>
          </table:table-cell>
          <table:table-cell office:value-type="string" calcext:value-type="string">
            <text:p>adjacent_overlap_binary_fw_sent</text:p>
          </table:table-cell>
          <table:table-cell office:value-type="string" calcext:value-type="string">
            <text:p>adjacent_overlap_2_fw_sent</text:p>
          </table:table-cell>
          <table:table-cell office:value-type="string" calcext:value-type="string">
            <text:p>adjacent_overlap_2_fw_sent_div_seg</text:p>
          </table:table-cell>
          <table:table-cell office:value-type="string" calcext:value-type="string">
            <text:p>adjacent_overlap_binary_2_fw_sent</text:p>
          </table:table-cell>
          <table:table-cell office:value-type="string" calcext:value-type="string">
            <text:p>adjacent_overlap_noun_sent</text:p>
          </table:table-cell>
          <table:table-cell office:value-type="string" calcext:value-type="string">
            <text:p>adjacent_overlap_noun_sent_div_seg</text:p>
          </table:table-cell>
          <table:table-cell office:value-type="string" calcext:value-type="string">
            <text:p>adjacent_overlap_binary_noun_sent</text:p>
          </table:table-cell>
          <table:table-cell office:value-type="string" calcext:value-type="string">
            <text:p>adjacent_overlap_2_noun_sent</text:p>
          </table:table-cell>
          <table:table-cell office:value-type="string" calcext:value-type="string">
            <text:p>adjacent_overlap_2_noun_sent_div_seg</text:p>
          </table:table-cell>
          <table:table-cell office:value-type="string" calcext:value-type="string">
            <text:p>adjacent_overlap_binary_2_noun_sent</text:p>
          </table:table-cell>
          <table:table-cell office:value-type="string" calcext:value-type="string">
            <text:p>adjacent_overlap_verb_sent</text:p>
          </table:table-cell>
          <table:table-cell office:value-type="string" calcext:value-type="string">
            <text:p>adjacent_overlap_verb_sent_div_seg</text:p>
          </table:table-cell>
          <table:table-cell office:value-type="string" calcext:value-type="string">
            <text:p>adjacent_overlap_binary_verb_sent</text:p>
          </table:table-cell>
          <table:table-cell office:value-type="string" calcext:value-type="string">
            <text:p>adjacent_overlap_2_verb_sent</text:p>
          </table:table-cell>
          <table:table-cell office:value-type="string" calcext:value-type="string">
            <text:p>adjacent_overlap_2_verb_sent_div_seg</text:p>
          </table:table-cell>
          <table:table-cell office:value-type="string" calcext:value-type="string">
            <text:p>adjacent_overlap_binary_2_verb_sent</text:p>
          </table:table-cell>
          <table:table-cell office:value-type="string" calcext:value-type="string">
            <text:p>adjacent_overlap_adj_sent</text:p>
          </table:table-cell>
          <table:table-cell office:value-type="string" calcext:value-type="string">
            <text:p>adjacent_overlap_adj_sent_div_seg</text:p>
          </table:table-cell>
          <table:table-cell office:value-type="string" calcext:value-type="string">
            <text:p>adjacent_overlap_binary_adj_sent</text:p>
          </table:table-cell>
          <table:table-cell office:value-type="string" calcext:value-type="string">
            <text:p>adjacent_overlap_2_adj_sent</text:p>
          </table:table-cell>
          <table:table-cell office:value-type="string" calcext:value-type="string">
            <text:p>adjacent_overlap_2_adj_sent_div_seg</text:p>
          </table:table-cell>
          <table:table-cell office:value-type="string" calcext:value-type="string">
            <text:p>adjacent_overlap_binary_2_adj_sent</text:p>
          </table:table-cell>
          <table:table-cell office:value-type="string" calcext:value-type="string">
            <text:p>adjacent_overlap_adv_sent</text:p>
          </table:table-cell>
          <table:table-cell office:value-type="string" calcext:value-type="string">
            <text:p>adjacent_overlap_adv_sent_div_seg</text:p>
          </table:table-cell>
          <table:table-cell office:value-type="string" calcext:value-type="string">
            <text:p>adjacent_overlap_binary_adv_sent</text:p>
          </table:table-cell>
          <table:table-cell office:value-type="string" calcext:value-type="string">
            <text:p>adjacent_overlap_2_adv_sent</text:p>
          </table:table-cell>
          <table:table-cell office:value-type="string" calcext:value-type="string">
            <text:p>adjacent_overlap_2_adv_sent_div_seg</text:p>
          </table:table-cell>
          <table:table-cell office:value-type="string" calcext:value-type="string">
            <text:p>adjacent_overlap_binary_2_adv_sent</text:p>
          </table:table-cell>
          <table:table-cell office:value-type="string" calcext:value-type="string">
            <text:p>adjacent_overlap_pronoun_sent</text:p>
          </table:table-cell>
          <table:table-cell office:value-type="string" calcext:value-type="string">
            <text:p>adjacent_overlap_pronoun_sent_div_seg</text:p>
          </table:table-cell>
          <table:table-cell office:value-type="string" calcext:value-type="string">
            <text:p>adjacent_overlap_binary_pronoun_sent</text:p>
          </table:table-cell>
          <table:table-cell office:value-type="string" calcext:value-type="string">
            <text:p>adjacent_overlap_2_pronoun_sent</text:p>
          </table:table-cell>
          <table:table-cell office:value-type="string" calcext:value-type="string">
            <text:p>adjacent_overlap_2_pronoun_sent_div_seg</text:p>
          </table:table-cell>
          <table:table-cell office:value-type="string" calcext:value-type="string">
            <text:p>adjacent_overlap_binary_2_pronoun_sent</text:p>
          </table:table-cell>
          <table:table-cell office:value-type="string" calcext:value-type="string">
            <text:p>adjacent_overlap_argument_sent</text:p>
          </table:table-cell>
          <table:table-cell office:value-type="string" calcext:value-type="string">
            <text:p>adjacent_overlap_argument_sent_div_seg</text:p>
          </table:table-cell>
          <table:table-cell office:value-type="string" calcext:value-type="string">
            <text:p>adjacent_overlap_binary_argument_sent</text:p>
          </table:table-cell>
          <table:table-cell office:value-type="string" calcext:value-type="string">
            <text:p>adjacent_overlap_2_argument_sent</text:p>
          </table:table-cell>
          <table:table-cell office:value-type="string" calcext:value-type="string">
            <text:p>adjacent_overlap_2_argument_sent_div_seg</text:p>
          </table:table-cell>
          <table:table-cell office:value-type="string" calcext:value-type="string">
            <text:p>adjacent_overlap_binary_2_argument_sent</text:p>
          </table:table-cell>
          <table:table-cell office:value-type="string" calcext:value-type="string">
            <text:p>adjacent_overlap_all_para</text:p>
          </table:table-cell>
          <table:table-cell office:value-type="string" calcext:value-type="string">
            <text:p>adjacent_overlap_all_para_div_seg</text:p>
          </table:table-cell>
          <table:table-cell office:value-type="string" calcext:value-type="string">
            <text:p>adjacent_overlap_binary_all_para</text:p>
          </table:table-cell>
          <table:table-cell office:value-type="string" calcext:value-type="string">
            <text:p>adjacent_overlap_2_all_para</text:p>
          </table:table-cell>
          <table:table-cell office:value-type="string" calcext:value-type="string">
            <text:p>adjacent_overlap_2_all_para_div_seg</text:p>
          </table:table-cell>
          <table:table-cell office:value-type="string" calcext:value-type="string">
            <text:p>adjacent_overlap_binary_2_all_para</text:p>
          </table:table-cell>
          <table:table-cell office:value-type="string" calcext:value-type="string">
            <text:p>adjacent_overlap_cw_para</text:p>
          </table:table-cell>
          <table:table-cell office:value-type="string" calcext:value-type="string">
            <text:p>adjacent_overlap_cw_para_div_seg</text:p>
          </table:table-cell>
          <table:table-cell office:value-type="string" calcext:value-type="string">
            <text:p>adjacent_overlap_binary_cw_para</text:p>
          </table:table-cell>
          <table:table-cell office:value-type="string" calcext:value-type="string">
            <text:p>adjacent_overlap_2_cw_para</text:p>
          </table:table-cell>
          <table:table-cell office:value-type="string" calcext:value-type="string">
            <text:p>adjacent_overlap_2_cw_para_div_seg</text:p>
          </table:table-cell>
          <table:table-cell office:value-type="string" calcext:value-type="string">
            <text:p>adjacent_overlap_binary_2_cw_para</text:p>
          </table:table-cell>
          <table:table-cell office:value-type="string" calcext:value-type="string">
            <text:p>adjacent_overlap_fw_para</text:p>
          </table:table-cell>
          <table:table-cell office:value-type="string" calcext:value-type="string">
            <text:p>adjacent_overlap_fw_para_div_seg</text:p>
          </table:table-cell>
          <table:table-cell office:value-type="string" calcext:value-type="string">
            <text:p>adjacent_overlap_binary_fw_para</text:p>
          </table:table-cell>
          <table:table-cell office:value-type="string" calcext:value-type="string">
            <text:p>adjacent_overlap_2_fw_para</text:p>
          </table:table-cell>
          <table:table-cell office:value-type="string" calcext:value-type="string">
            <text:p>adjacent_overlap_2_fw_para_div_seg</text:p>
          </table:table-cell>
          <table:table-cell office:value-type="string" calcext:value-type="string">
            <text:p>adjacent_overlap_binary_2_fw_para</text:p>
          </table:table-cell>
          <table:table-cell office:value-type="string" calcext:value-type="string">
            <text:p>adjacent_overlap_noun_para</text:p>
          </table:table-cell>
          <table:table-cell office:value-type="string" calcext:value-type="string">
            <text:p>adjacent_overlap_noun_para_div_seg</text:p>
          </table:table-cell>
          <table:table-cell office:value-type="string" calcext:value-type="string">
            <text:p>adjacent_overlap_binary_noun_para</text:p>
          </table:table-cell>
          <table:table-cell office:value-type="string" calcext:value-type="string">
            <text:p>adjacent_overlap_2_noun_para</text:p>
          </table:table-cell>
          <table:table-cell office:value-type="string" calcext:value-type="string">
            <text:p>adjacent_overlap_2_noun_para_div_seg</text:p>
          </table:table-cell>
          <table:table-cell office:value-type="string" calcext:value-type="string">
            <text:p>adjacent_overlap_binary_2_noun_para</text:p>
          </table:table-cell>
          <table:table-cell office:value-type="string" calcext:value-type="string">
            <text:p>adjacent_overlap_verb_para</text:p>
          </table:table-cell>
          <table:table-cell office:value-type="string" calcext:value-type="string">
            <text:p>adjacent_overlap_verb_para_div_seg</text:p>
          </table:table-cell>
          <table:table-cell office:value-type="string" calcext:value-type="string">
            <text:p>adjacent_overlap_binary_verb_para</text:p>
          </table:table-cell>
          <table:table-cell office:value-type="string" calcext:value-type="string">
            <text:p>adjacent_overlap_2_verb_para</text:p>
          </table:table-cell>
          <table:table-cell office:value-type="string" calcext:value-type="string">
            <text:p>adjacent_overlap_2_verb_para_div_seg</text:p>
          </table:table-cell>
          <table:table-cell office:value-type="string" calcext:value-type="string">
            <text:p>adjacent_overlap_binary_2_verb_para</text:p>
          </table:table-cell>
          <table:table-cell office:value-type="string" calcext:value-type="string">
            <text:p>adjacent_overlap_adj_para</text:p>
          </table:table-cell>
          <table:table-cell office:value-type="string" calcext:value-type="string">
            <text:p>adjacent_overlap_adj_para_div_seg</text:p>
          </table:table-cell>
          <table:table-cell office:value-type="string" calcext:value-type="string">
            <text:p>adjacent_overlap_binary_adj_para</text:p>
          </table:table-cell>
          <table:table-cell office:value-type="string" calcext:value-type="string">
            <text:p>adjacent_overlap_2_adj_para</text:p>
          </table:table-cell>
          <table:table-cell office:value-type="string" calcext:value-type="string">
            <text:p>adjacent_overlap_2_adj_para_div_seg</text:p>
          </table:table-cell>
          <table:table-cell office:value-type="string" calcext:value-type="string">
            <text:p>adjacent_overlap_binary_2_adj_para</text:p>
          </table:table-cell>
          <table:table-cell office:value-type="string" calcext:value-type="string">
            <text:p>adjacent_overlap_adv_para</text:p>
          </table:table-cell>
          <table:table-cell office:value-type="string" calcext:value-type="string">
            <text:p>adjacent_overlap_adv_para_div_seg</text:p>
          </table:table-cell>
          <table:table-cell office:value-type="string" calcext:value-type="string">
            <text:p>adjacent_overlap_binary_adv_para</text:p>
          </table:table-cell>
          <table:table-cell office:value-type="string" calcext:value-type="string">
            <text:p>adjacent_overlap_2_adv_para</text:p>
          </table:table-cell>
          <table:table-cell office:value-type="string" calcext:value-type="string">
            <text:p>adjacent_overlap_2_adv_para_div_seg</text:p>
          </table:table-cell>
          <table:table-cell office:value-type="string" calcext:value-type="string">
            <text:p>adjacent_overlap_binary_2_adv_para</text:p>
          </table:table-cell>
          <table:table-cell office:value-type="string" calcext:value-type="string">
            <text:p>adjacent_overlap_pronoun_para</text:p>
          </table:table-cell>
          <table:table-cell office:value-type="string" calcext:value-type="string">
            <text:p>adjacent_overlap_pronoun_para_div_seg</text:p>
          </table:table-cell>
          <table:table-cell office:value-type="string" calcext:value-type="string">
            <text:p>adjacent_overlap_binary_pronoun_para</text:p>
          </table:table-cell>
          <table:table-cell office:value-type="string" calcext:value-type="string">
            <text:p>adjacent_overlap_2_pronoun_para</text:p>
          </table:table-cell>
          <table:table-cell office:value-type="string" calcext:value-type="string">
            <text:p>adjacent_overlap_2_pronoun_para_div_seg</text:p>
          </table:table-cell>
          <table:table-cell office:value-type="string" calcext:value-type="string">
            <text:p>adjacent_overlap_binary_2_pronoun_para</text:p>
          </table:table-cell>
          <table:table-cell office:value-type="string" calcext:value-type="string">
            <text:p>adjacent_overlap_argument_para</text:p>
          </table:table-cell>
          <table:table-cell office:value-type="string" calcext:value-type="string">
            <text:p>adjacent_overlap_argument_para_div_seg</text:p>
          </table:table-cell>
          <table:table-cell office:value-type="string" calcext:value-type="string">
            <text:p>adjacent_overlap_binary_argument_para</text:p>
          </table:table-cell>
          <table:table-cell office:value-type="string" calcext:value-type="string">
            <text:p>adjacent_overlap_2_argument_para</text:p>
          </table:table-cell>
          <table:table-cell office:value-type="string" calcext:value-type="string">
            <text:p>adjacent_overlap_2_argument_para_div_seg</text:p>
          </table:table-cell>
          <table:table-cell office:value-type="string" calcext:value-type="string">
            <text:p>adjacent_overlap_binary_2_argument_para</text:p>
          </table:table-cell>
          <table:table-cell office:value-type="string" calcext:value-type="string">
            <text:p>syn_overlap_sent_noun</text:p>
          </table:table-cell>
          <table:table-cell office:value-type="string" calcext:value-type="string">
            <text:p>syn_overlap_sent_verb</text:p>
          </table:table-cell>
          <table:table-cell office:value-type="string" calcext:value-type="string">
            <text:p>syn_overlap_para_noun</text:p>
          </table:table-cell>
          <table:table-cell office:value-type="string" calcext:value-type="string">
            <text:p>syn_overlap_para_verb</text:p>
          </table:table-cell>
          <table:table-cell office:value-type="string" calcext:value-type="string">
            <text:p>lsa_1_all_sent</text:p>
          </table:table-cell>
          <table:table-cell office:value-type="string" calcext:value-type="string">
            <text:p>lsa_2_all_sent</text:p>
          </table:table-cell>
          <table:table-cell office:value-type="string" calcext:value-type="string">
            <text:p>lsa_1_all_para</text:p>
          </table:table-cell>
          <table:table-cell office:value-type="string" calcext:value-type="string">
            <text:p>lsa_2_all_para</text:p>
          </table:table-cell>
          <table:table-cell office:value-type="string" calcext:value-type="string">
            <text:p>lda_1_all_sent</text:p>
          </table:table-cell>
          <table:table-cell office:value-type="string" calcext:value-type="string">
            <text:p>lda_2_all_sent</text:p>
          </table:table-cell>
          <table:table-cell office:value-type="string" calcext:value-type="string">
            <text:p>lda_1_all_para</text:p>
          </table:table-cell>
          <table:table-cell office:value-type="string" calcext:value-type="string">
            <text:p>lda_2_all_para</text:p>
          </table:table-cell>
          <table:table-cell office:value-type="string" calcext:value-type="string">
            <text:p>word2vec_1_all_sent</text:p>
          </table:table-cell>
          <table:table-cell office:value-type="string" calcext:value-type="string">
            <text:p>word2vec_2_all_sent</text:p>
          </table:table-cell>
          <table:table-cell office:value-type="string" calcext:value-type="string">
            <text:p>word2vec_1_all_para</text:p>
          </table:table-cell>
          <table:table-cell office:value-type="string" calcext:value-type="string">
            <text:p>word2vec_2_all_para</text:p>
          </table:table-cell>
          <table:table-cell office:value-type="string" calcext:value-type="string">
            <text:p>basic_connectives</text:p>
          </table:table-cell>
          <table:table-cell office:value-type="string" calcext:value-type="string">
            <text:p>conjunctions</text:p>
          </table:table-cell>
          <table:table-cell office:value-type="string" calcext:value-type="string">
            <text:p>disjunctions</text:p>
          </table:table-cell>
          <table:table-cell office:value-type="string" calcext:value-type="string">
            <text:p>lexical_subordinators</text:p>
          </table:table-cell>
          <table:table-cell office:value-type="string" calcext:value-type="string">
            <text:p>coordinating_conjuncts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sentence_linking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eason_and_purpose</text:p>
          </table:table-cell>
          <table:table-cell office:value-type="string" calcext:value-type="string">
            <text:p>all_causal</text:p>
          </table:table-cell>
          <table:table-cell office:value-type="string" calcext:value-type="string">
            <text:p>positive_causal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determiners</text:p>
          </table:table-cell>
          <table:table-cell office:value-type="string" calcext:value-type="string">
            <text:p>all_demonstratives</text:p>
          </table:table-cell>
          <table:table-cell office:value-type="string" calcext:value-type="string">
            <text:p>attended_demonstratives</text:p>
          </table:table-cell>
          <table:table-cell office:value-type="string" calcext:value-type="string">
            <text:p>unattended_demonstratives</text:p>
          </table:table-cell>
          <table:table-cell office:value-type="string" calcext:value-type="string">
            <text:p>all_additive</text:p>
          </table:table-cell>
          <table:table-cell office:value-type="string" calcext:value-type="string">
            <text:p>all_logical</text:p>
          </table:table-cell>
          <table:table-cell office:value-type="string" calcext:value-type="string">
            <text:p>positive_logical</text:p>
          </table:table-cell>
          <table:table-cell office:value-type="string" calcext:value-type="string">
            <text:p>negative_logical</text:p>
          </table:table-cell>
          <table:table-cell office:value-type="string" calcext:value-type="string">
            <text:p>all_temporal</text:p>
          </table:table-cell>
          <table:table-cell office:value-type="string" calcext:value-type="string">
            <text:p>positive_intentional</text:p>
          </table:table-cell>
          <table:table-cell office:value-type="string" calcext:value-type="string">
            <text:p>all_positive</text:p>
          </table:table-cell>
          <table:table-cell office:value-type="string" calcext:value-type="string">
            <text:p>all_negative</text:p>
          </table:table-cell>
          <table:table-cell office:value-type="string" calcext:value-type="string">
            <text:p>all_connective</text:p>
          </table:table-cell>
          <table:table-cell office:value-type="string" calcext:value-type="string">
            <text:p>pronoun_density</text:p>
          </table:table-cell>
          <table:table-cell office:value-type="string" calcext:value-type="string">
            <text:p>pronoun_noun_ratio</text:p>
          </table:table-cell>
          <table:table-cell office:value-type="string" calcext:value-type="string">
            <text:p>repeated_content_lemmas</text:p>
          </table:table-cell>
          <table:table-cell office:value-type="string" calcext:value-type="string">
            <text:p>repeated_content_and_pronoun_lemmas</text:p>
          </table:table-cell>
          <table:table-cell office:value-type="string" calcext:value-type="string">
            <text:p>mag_news_uni_keywords_percentage</text:p>
          </table:table-cell>
          <table:table-cell office:value-type="string" calcext:value-type="string">
            <text:p>mag_news_n_uni_keywords_percentage</text:p>
          </table:table-cell>
          <table:table-cell office:value-type="string" calcext:value-type="string">
            <text:p>mag_news_v_uni_keywords_percentage</text:p>
          </table:table-cell>
          <table:table-cell office:value-type="string" calcext:value-type="string">
            <text:p>mag_news_v_n_uni_keywords_percentage</text:p>
          </table:table-cell>
          <table:table-cell office:value-type="string" calcext:value-type="string">
            <text:p>mag_news_adj_uni_keywords_percentage</text:p>
          </table:table-cell>
          <table:table-cell office:value-type="string" calcext:value-type="string">
            <text:p>mag_news_bi_keywords_percentage</text:p>
          </table:table-cell>
          <table:table-cell office:value-type="string" calcext:value-type="string">
            <text:p>mag_news_tri_keywords_percentage</text:p>
          </table:table-cell>
          <table:table-cell office:value-type="string" calcext:value-type="string">
            <text:p>mag_news_quad_keywords_percentage</text:p>
          </table:table-cell>
          <table:table-cell office:value-type="string" calcext:value-type="string">
            <text:p>mag_news_n_bi_keywords_percentage</text:p>
          </table:table-cell>
          <table:table-cell office:value-type="string" calcext:value-type="string">
            <text:p>mag_news_adj_bi_keywords_percentage</text:p>
          </table:table-cell>
          <table:table-cell office:value-type="string" calcext:value-type="string">
            <text:p>mag_news_v_bi_keywords_percentage</text:p>
          </table:table-cell>
          <table:table-cell office:value-type="string" calcext:value-type="string">
            <text:p>mag_news_v_n_bi_keywords_percentage</text:p>
          </table:table-cell>
          <table:table-cell office:value-type="string" calcext:value-type="string">
            <text:p>mag_news_a_n_bi_keywords_percentage</text:p>
          </table:table-cell>
          <table:table-cell office:value-type="string" calcext:value-type="string">
            <text:p>mag_news_n_tri_keywords_percentage</text:p>
          </table:table-cell>
          <table:table-cell office:value-type="string" calcext:value-type="string">
            <text:p>mag_news_adj_tri_keywords_percentage</text:p>
          </table:table-cell>
          <table:table-cell office:value-type="string" calcext:value-type="string">
            <text:p>mag_news_v_tri_keywords_percentage</text:p>
          </table:table-cell>
          <table:table-cell office:value-type="string" calcext:value-type="string">
            <text:p>mag_news_v_n_tri_keywords_percentage</text:p>
          </table:table-cell>
          <table:table-cell office:value-type="string" calcext:value-type="string">
            <text:p>mag_news_a_n_tri_keywords_percentage</text:p>
          </table:table-cell>
          <table:table-cell office:value-type="string" calcext:value-type="string">
            <text:p>mag_news_n_quad_keywords_percentage</text:p>
          </table:table-cell>
          <table:table-cell office:value-type="string" calcext:value-type="string">
            <text:p>mag_news_adj_quad_keywords_percentage</text:p>
          </table:table-cell>
          <table:table-cell office:value-type="string" calcext:value-type="string">
            <text:p>mag_news_v_quad_keywords_percentage</text:p>
          </table:table-cell>
          <table:table-cell office:value-type="string" calcext:value-type="string">
            <text:p>mag_news_v_n_quad_keywords_percentage</text:p>
          </table:table-cell>
          <table:table-cell office:value-type="string" calcext:value-type="string">
            <text:p>mag_news_a_n_quad_keywords_percentage</text:p>
          </table:table-cell>
          <table:table-cell office:value-type="string" calcext:value-type="string">
            <text:p>source_similarity_lsa</text:p>
          </table:table-cell>
          <table:table-cell office:value-type="string" calcext:value-type="string">
            <text:p>source_similarity_lda</text:p>
          </table:table-cell>
          <table:table-cell office:value-type="string" calcext:value-type="string">
            <text:p>source_similarity_word2vec</text:p>
          </table:table-cell>
          <table:table-cell/>
        </table:table-row>
        <table:table-row table:style-name="ro1">
          <table:table-cell office:value-type="string" calcext:value-type="string">
            <text:p>ex1.txt</text:p>
          </table:table-cell>
          <table:table-cell office:value-type="float" office:value="0.603448275862" calcext:value-type="float">
            <text:p>0.603448275862</text:p>
          </table:table-cell>
          <table:table-cell office:value-type="float" office:value="0.754029850746" calcext:value-type="float">
            <text:p>0.754029850746</text:p>
          </table:table-cell>
          <table:table-cell office:value-type="float" office:value="0.465517241379" calcext:value-type="float">
            <text:p>0.465517241379</text:p>
          </table:table-cell>
          <table:table-cell office:value-type="float" office:value="0.657142857143" calcext:value-type="float">
            <text:p>0.657142857143</text:p>
          </table:table-cell>
          <table:table-cell office:value-type="float" office:value="0.851851851852" calcext:value-type="float">
            <text:p>0.851851851852</text:p>
          </table:table-cell>
          <table:table-cell office:value-type="float" office:value="0.41935483871" calcext:value-type="float">
            <text:p>0.41935483871</text:p>
          </table:table-cell>
          <table:table-cell office:value-type="float" office:value="0.447692307692" calcext:value-type="float">
            <text:p>0.447692307692</text:p>
          </table:table-cell>
          <table:table-cell office:value-type="float" office:value="0.833333333333" calcext:value-type="float">
            <text:p>0.833333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7142857143" calcext:value-type="float">
            <text:p>0.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235294117647" calcext:value-type="float">
            <text:p>0.235294117647</text:p>
          </table:table-cell>
          <table:table-cell office:value-type="float" office:value="0.611111111111" calcext:value-type="float">
            <text:p>0.611111111111</text:p>
          </table:table-cell>
          <table:table-cell office:value-type="float" office:value="0.95652173913" calcext:value-type="float">
            <text:p>0.95652173913</text:p>
          </table:table-cell>
          <table:table-cell office:value-type="float" office:value="1" calcext:value-type="float">
            <text:p>1</text:p>
          </table:table-cell>
          <table:table-cell office:value-type="float" office:value="0.275862068966" calcext:value-type="float">
            <text:p>0.2758620689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90566037736" calcext:value-type="float">
            <text:p>0.490566037736</text:p>
          </table:table-cell>
          <table:table-cell office:value-type="float" office:value="8.66666666667" calcext:value-type="float">
            <text:p>8.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09" calcext:value-type="float">
            <text:p>0.130434782609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178571428571" calcext:value-type="float">
            <text:p>0.178571428571</text:p>
          </table:table-cell>
          <table:table-cell office:value-type="float" office:value="1.66666666667" calcext:value-type="float">
            <text:p>1.666666666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414634146341" calcext:value-type="float">
            <text:p>0.41463414634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6.66666666667" calcext:value-type="float">
            <text:p>6.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.14285714285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166666666667" calcext:value-type="float">
            <text:p>0.166666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6666667" calcext:value-type="float">
            <text:p>0.166666666667</text:p>
          </table:table-cell>
          <table:table-cell table:number-columns-repeated="2" office:value-type="float" office:value="0.333333333333" calcext:value-type="float">
            <text:p>0.333333333333</text:p>
          </table:table-cell>
          <table:table-cell office:value-type="float" office:value="0.142857142857" calcext:value-type="float">
            <text:p>0.14285714285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6666666667" calcext:value-type="float">
            <text:p>0.166666666667</text:p>
          </table:table-cell>
          <table:table-cell table:number-columns-repeated="2" office:value-type="float" office:value="0.333333333333" calcext:value-type="float">
            <text:p>0.333333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7" calcext:value-type="float">
            <text:p>1.666666666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296296296296" calcext:value-type="float">
            <text:p>0.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2.33333333333" calcext:value-type="float">
            <text:p>2.33333333333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10208772" calcext:value-type="float">
            <text:p>0.19310208772</text:p>
          </table:table-cell>
          <table:table-cell office:value-type="float" office:value="0.571940518973" calcext:value-type="float">
            <text:p>0.57194051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0907553022718" calcext:value-type="float">
            <text:p>0.930907553022718</text:p>
          </table:table-cell>
          <table:table-cell office:value-type="float" office:value="0.919787318561199" calcext:value-type="float">
            <text:p>0.91978731856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9274002193" calcext:value-type="float">
            <text:p>0.759274002193</text:p>
          </table:table-cell>
          <table:table-cell office:value-type="float" office:value="0.747078234574" calcext:value-type="float">
            <text:p>0.747078234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72413793103" calcext:value-type="float">
            <text:p>0.0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0.0344827586207" calcext:value-type="float">
            <text:p>0.0344827586207</text:p>
          </table:table-cell>
          <table:table-cell office:value-type="float" office:value="0" calcext:value-type="float">
            <text:p>0</text:p>
          </table:table-cell>
          <table:table-cell office:value-type="float" office:value="0.0258620689655" calcext:value-type="float">
            <text:p>0.0258620689655</text:p>
          </table:table-cell>
          <table:table-cell office:value-type="float" office:value="0.00862068965517" calcext:value-type="float">
            <text:p>0.00862068965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2068965517" calcext:value-type="float">
            <text:p>0.00862068965517</text:p>
          </table:table-cell>
          <table:table-cell office:value-type="float" office:value="0.0258620689655" calcext:value-type="float">
            <text:p>0.0258620689655</text:p>
          </table:table-cell>
          <table:table-cell office:value-type="float" office:value="0" calcext:value-type="float">
            <text:p>0</text:p>
          </table:table-cell>
          <table:table-cell office:value-type="float" office:value="0.120689655172" calcext:value-type="float">
            <text:p>0.120689655172</text:p>
          </table:table-cell>
          <table:table-cell office:value-type="float" office:value="0.051724137931" calcext:value-type="float">
            <text:p>0.051724137931</text:p>
          </table:table-cell>
          <table:table-cell office:value-type="float" office:value="0.00862068965517" calcext:value-type="float">
            <text:p>0.00862068965517</text:p>
          </table:table-cell>
          <table:table-cell office:value-type="float" office:value="0.0431034482759" calcext:value-type="float">
            <text:p>0.0431034482759</text:p>
          </table:table-cell>
          <table:table-cell office:value-type="float" office:value="0.0172413793103" calcext:value-type="float">
            <text:p>0.0172413793103</text:p>
          </table:table-cell>
          <table:table-cell office:value-type="float" office:value="0.0258620689655" calcext:value-type="float">
            <text:p>0.0258620689655</text:p>
          </table:table-cell>
          <table:table-cell office:value-type="float" office:value="0" calcext:value-type="float">
            <text:p>0</text:p>
          </table:table-cell>
          <table:table-cell office:value-type="float" office:value="0.00862068965517" calcext:value-type="float">
            <text:p>0.00862068965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620689655" calcext:value-type="float">
            <text:p>0.0258620689655</text:p>
          </table:table-cell>
          <table:table-cell office:value-type="float" office:value="0.00862068965517" calcext:value-type="float">
            <text:p>0.00862068965517</text:p>
          </table:table-cell>
          <table:table-cell office:value-type="float" office:value="0.0258620689655" calcext:value-type="float">
            <text:p>0.0258620689655</text:p>
          </table:table-cell>
          <table:table-cell office:value-type="float" office:value="0.0862068965517" calcext:value-type="float">
            <text:p>0.0862068965517</text:p>
          </table:table-cell>
          <table:table-cell office:value-type="float" office:value="0.416666666667" calcext:value-type="float">
            <text:p>0.416666666667</text:p>
          </table:table-cell>
          <table:table-cell office:value-type="float" office:value="0.129310344828" calcext:value-type="float">
            <text:p>0.129310344828</text:p>
          </table:table-cell>
          <table:table-cell office:value-type="float" office:value="0.206896551724" calcext:value-type="float">
            <text:p>0.206896551724</text:p>
          </table:table-cell>
          <table:table-cell office:value-type="float" office:value="0.155172413793" calcext:value-type="float">
            <text:p>0.155172413793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.181818181818</text:p>
          </table:table-cell>
          <table:table-cell office:value-type="float" office:value="0.0869565217391" calcext:value-type="float">
            <text:p>0.08695652173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347826086957" calcext:value-type="float">
            <text:p>0.0347826086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877192982" calcext:value-type="float">
            <text:p>0.03508771929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04319455123" calcext:value-type="float">
            <text:p>0.404319455123</text:p>
          </table:table-cell>
          <table:table-cell office:value-type="float" office:value="0.838068459085923" calcext:value-type="float">
            <text:p>0.838068459085923</text:p>
          </table:table-cell>
          <table:table-cell office:value-type="float" office:value="0.547086511295" calcext:value-type="float">
            <text:p>0.547086511295</text:p>
          </table:table-cell>
          <table:table-cell/>
        </table:table-row>
        <table:table-row table:style-name="ro1">
          <table:table-cell office:value-type="string" calcext:value-type="string">
            <text:p>ex1.txt</text:p>
          </table:table-cell>
          <table:table-cell office:value-type="float" office:value="0.603448275862069" calcext:value-type="float">
            <text:p>0.603448275862069</text:p>
          </table:table-cell>
          <table:table-cell office:value-type="float" office:value="0.754029850746268" calcext:value-type="float">
            <text:p>0.754029850746268</text:p>
          </table:table-cell>
          <table:table-cell office:value-type="float" office:value="0.46551724137931" calcext:value-type="float">
            <text:p>0.46551724137931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0.419354838709678" calcext:value-type="float">
            <text:p>0.419354838709678</text:p>
          </table:table-cell>
          <table:table-cell office:value-type="float" office:value="0.447692307692308" calcext:value-type="float">
            <text:p>0.44769230769230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1" calcext:value-type="float">
            <text:p>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90566037735849" calcext:value-type="float">
            <text:p>0.490566037735849</text:p>
          </table:table-cell>
          <table:table-cell office:value-type="float" office:value="8.66666666666667" calcext:value-type="float">
            <text:p>8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14634146341463" calcext:value-type="float">
            <text:p>0.414634146341463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102087719888" calcext:value-type="float">
            <text:p>0.193102087719888</text:p>
          </table:table-cell>
          <table:table-cell office:value-type="float" office:value="0.571940518972737" calcext:value-type="float">
            <text:p>0.571940518972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0907553022718" calcext:value-type="float">
            <text:p>0.930907553022718</text:p>
          </table:table-cell>
          <table:table-cell office:value-type="float" office:value="0.919787318561199" calcext:value-type="float">
            <text:p>0.91978731856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9274002193038" calcext:value-type="float">
            <text:p>0.759274002193038</text:p>
          </table:table-cell>
          <table:table-cell office:value-type="float" office:value="0.747078234574149" calcext:value-type="float">
            <text:p>0.747078234574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72413793103448" calcext:value-type="float">
            <text:p>0.017241379310345</text:p>
          </table:table-cell>
          <table:table-cell office:value-type="float" office:value="0" calcext:value-type="float">
            <text:p>0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0862068965517241" calcext:value-type="float">
            <text:p>0.00862068965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0.120689655172414" calcext:value-type="float">
            <text:p>0.120689655172414</text:p>
          </table:table-cell>
          <table:table-cell office:value-type="float" office:value="0.0517241379310345" calcext:value-type="float">
            <text:p>0.051724137931035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431034482758621" calcext:value-type="float">
            <text:p>0.043103448275862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0.00862068965517241" calcext:value-type="float">
            <text:p>0.00862068965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862068965517241" calcext:value-type="float">
            <text:p>0.086206896551724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129310344827586" calcext:value-type="float">
            <text:p>0.12931034482758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155172413793103" calcext:value-type="float">
            <text:p>0.1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0869565217391304" calcext:value-type="float">
            <text:p>0.0869565217391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347826086956522" calcext:value-type="float">
            <text:p>0.034782608695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877192982456" calcext:value-type="float">
            <text:p>0.0350877192982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04319455122612" calcext:value-type="float">
            <text:p>0.404319455122612</text:p>
          </table:table-cell>
          <table:table-cell office:value-type="float" office:value="0.838068459085923" calcext:value-type="float">
            <text:p>0.838068459085923</text:p>
          </table:table-cell>
          <table:table-cell office:value-type="float" office:value="0.547086511295206" calcext:value-type="float">
            <text:p>0.547086511295206</text:p>
          </table:table-cell>
          <table:table-cell/>
        </table:table-row>
        <table:table-row table:style-name="ro1">
          <table:table-cell/>
          <table:table-cell table:formula="of:=[.B2]-[.B3]" office:value-type="float" office:value="-0.0000000000000690558721316847" calcext:value-type="float">
            <text:p>-6.90558721316847E-14</text:p>
          </table:table-cell>
          <table:table-cell table:formula="of:=[.C2]-[.C3]" office:value-type="float" office:value="-0.000000000000268229882749438" calcext:value-type="float">
            <text:p>-2.68229882749438E-13</text:p>
          </table:table-cell>
          <table:table-cell table:formula="of:=[.D2]-[.D3]" office:value-type="float" office:value="-0.000000000000310362846533962" calcext:value-type="float">
            <text:p>-3.10362846533962E-13</text:p>
          </table:table-cell>
          <table:table-cell table:formula="of:=[.E2]-[.E3]" office:value-type="float" office:value="0.000000000000142885703269258" calcext:value-type="float">
            <text:p>1.42885703269258E-13</text:p>
          </table:table-cell>
          <table:table-cell table:formula="of:=[.F2]-[.F3]" office:value-type="float" office:value="0.000000000000148103751484996" calcext:value-type="float">
            <text:p>1.48103751484996E-13</text:p>
          </table:table-cell>
          <table:table-cell table:formula="of:=[.G2]-[.G3]" office:value-type="float" office:value="0.000000000000322464277502377" calcext:value-type="float">
            <text:p>3.22464277502377E-13</text:p>
          </table:table-cell>
          <table:table-cell table:formula="of:=[.H2]-[.H3]" office:value-type="float" office:value="-0.000000000000307809333577325" calcext:value-type="float">
            <text:p>-3.07809333577325E-13</text:p>
          </table:table-cell>
          <table:table-cell table:formula="of:=[.I2]-[.I3]" office:value-type="float" office:value="-0.000000000000333399974294934" calcext:value-type="float">
            <text:p>-3.33399974294934E-13</text:p>
          </table:table-cell>
          <table:table-cell table:formula="of:=[.J2]-[.J3]" office:value-type="float" office:value="0" calcext:value-type="float">
            <text:p>0</text:p>
          </table:table-cell>
          <table:table-cell table:formula="of:=[.K2]-[.K3]" office:value-type="float" office:value="0.000000000000142885703269258" calcext:value-type="float">
            <text:p>1.42885703269258E-13</text:p>
          </table:table-cell>
          <table:table-cell table:formula="of:=[.L2]-[.L3]" office:value-type="float" office:value="0" calcext:value-type="float">
            <text:p>0</text:p>
          </table:table-cell>
          <table:table-cell table:formula="of:=[.M2]-[.M3]" office:value-type="float" office:value="-0.0000000000000588140647295177" calcext:value-type="float">
            <text:p>-5.88140647295177E-14</text:p>
          </table:table-cell>
          <table:table-cell table:formula="of:=[.N2]-[.N3]" office:value-type="float" office:value="-0.000000000000111133324764978" calcext:value-type="float">
            <text:p>-1.11133324764978E-13</text:p>
          </table:table-cell>
          <table:table-cell table:formula="of:=[.O2]-[.O3]" office:value-type="float" office:value="-0.000000000000434874358745674" calcext:value-type="float">
            <text:p>-4.34874358745674E-13</text:p>
          </table:table-cell>
          <table:table-cell table:formula="of:=[.P2]-[.P3]" office:value-type="float" office:value="0" calcext:value-type="float">
            <text:p>0</text:p>
          </table:table-cell>
          <table:table-cell table:formula="of:=[.Q2]-[.Q3]" office:value-type="float" office:value="0.000000000000482780482258249" calcext:value-type="float">
            <text:p>4.82780482258249E-13</text:p>
          </table:table-cell>
          <table:table-cell table:formula="of:=[.R2]-[.R3]" office:value-type="float" office:value="0" calcext:value-type="float">
            <text:p>0</text:p>
          </table:table-cell>
          <table:table-cell table:formula="of:=[.S2]-[.S3]" office:value-type="float" office:value="0" calcext:value-type="float">
            <text:p>0</text:p>
          </table:table-cell>
          <table:table-cell table:formula="of:=[.T2]-[.T3]" office:value-type="float" office:value="0.00000000000015093482019779" calcext:value-type="float">
            <text:p>1.5093482019779E-13</text:p>
          </table:table-cell>
          <table:table-cell table:formula="of:=[.U2]-[.U3]" office:value-type="float" office:value="0.00000000000333422178755427" calcext:value-type="float">
            <text:p>3.33422178755427E-12</text:p>
          </table:table-cell>
          <table:table-cell table:formula="of:=[.V2]-[.V3]" office:value-type="float" office:value="0" calcext:value-type="float">
            <text:p>0</text:p>
          </table:table-cell>
          <table:table-cell table:formula="of:=[.W2]-[.W3]" office:value-type="float" office:value="0.000000000000304339886625371" calcext:value-type="float">
            <text:p>3.04339886625371E-13</text:p>
          </table:table-cell>
          <table:table-cell table:formula="of:=[.X2]-[.X3]" office:value-type="float" office:value="0" calcext:value-type="float">
            <text:p>0</text:p>
          </table:table-cell>
          <table:table-cell table:formula="of:=[.Y2]-[.Y3]" office:value-type="float" office:value="0" calcext:value-type="float">
            <text:p>0</text:p>
          </table:table-cell>
          <table:table-cell table:formula="of:=[.Z2]-[.Z3]" office:value-type="float" office:value="-0.000000000000428601598656542" calcext:value-type="float">
            <text:p>-4.28601598656542E-13</text:p>
          </table:table-cell>
          <table:table-cell table:formula="of:=[.AA2]-[.AA3]" office:value-type="float" office:value="0.00000000000333311156452964" calcext:value-type="float">
            <text:p>3.33311156452964E-12</text:p>
          </table:table-cell>
          <table:table-cell table:formula="of:=[.AB2]-[.AB3]" office:value-type="float" office:value="0.000000000000333399974294934" calcext:value-type="float">
            <text:p>3.33399974294934E-13</text:p>
          </table:table-cell>
          <table:table-cell table:formula="of:=[.AC2]-[.AC3]" office:value-type="float" office:value="-0.00000000000046340709047854" calcext:value-type="float">
            <text:p>-4.6340709047854E-13</text:p>
          </table:table-cell>
          <table:table-cell table:formula="of:=[.AD2]-[.AD3]" office:value-type="float" office:value="0" calcext:value-type="float">
            <text:p>0</text:p>
          </table:table-cell>
          <table:table-cell table:formula="of:=[.AE2]-[.AE3]" office:value-type="float" office:value="0" calcext:value-type="float">
            <text:p>0</text:p>
          </table:table-cell>
          <table:table-cell table:formula="of:=[.AF2]-[.AF3]" office:value-type="float" office:value="0" calcext:value-type="float">
            <text:p>0</text:p>
          </table:table-cell>
          <table:table-cell table:formula="of:=[.AG2]-[.AG3]" office:value-type="float" office:value="0.00000000000333333360913457" calcext:value-type="float">
            <text:p>3.33333360913457E-12</text:p>
          </table:table-cell>
          <table:table-cell table:formula="of:=[.AH2]-[.AH3]" office:value-type="float" office:value="0" calcext:value-type="float">
            <text:p>0</text:p>
          </table:table-cell>
          <table:table-cell table:formula="of:=[.AI2]-[.AI3]" office:value-type="float" office:value="-0.000000000000142857947693642" calcext:value-type="float">
            <text:p>-1.42857947693642E-13</text:p>
          </table:table-cell>
          <table:table-cell table:formula="of:=[.AJ2]-[.AJ3]" office:value-type="float" office:value="0" calcext:value-type="float">
            <text:p>0</text:p>
          </table:table-cell>
          <table:table-cell table:formula="of:=[.AK2]-[.AK3]" office:value-type="float" office:value="0" calcext:value-type="float">
            <text:p>0</text:p>
          </table:table-cell>
          <table:table-cell table:formula="of:=[.AL2]-[.AL3]" office:value-type="float" office:value="0" calcext:value-type="float">
            <text:p>0</text:p>
          </table:table-cell>
          <table:table-cell table:formula="of:=[.AM2]-[.AM3]" office:value-type="float" office:value="0" calcext:value-type="float">
            <text:p>0</text:p>
          </table:table-cell>
          <table:table-cell table:formula="of:=[.AN2]-[.AN3]" office:value-type="float" office:value="0.000000000000333399974294934" calcext:value-type="float">
            <text:p>3.33399974294934E-13</text:p>
          </table:table-cell>
          <table:table-cell table:formula="of:=[.AO2]-[.AO3]" office:value-type="float" office:value="0.000000000000333316707568088" calcext:value-type="float">
            <text:p>3.33316707568088E-13</text:p>
          </table:table-cell>
          <table:table-cell table:formula="of:=[.AP2]-[.AP3]" office:value-type="float" office:value="0" calcext:value-type="float">
            <text:p>0</text:p>
          </table:table-cell>
          <table:table-cell table:formula="of:=[.AQ2]-[.AQ3]" office:value-type="float" office:value="0" calcext:value-type="float">
            <text:p>0</text:p>
          </table:table-cell>
          <table:table-cell table:formula="of:=[.AR2]-[.AR3]" office:value-type="float" office:value="0.000000000000333316707568088" calcext:value-type="float">
            <text:p>3.33316707568088E-13</text:p>
          </table:table-cell>
          <table:table-cell table:formula="of:=[.AS2]-[.AS3]" office:value-type="float" office:value="-0.000000000000333344463143703" calcext:value-type="float">
            <text:p>-3.33344463143703E-13</text:p>
          </table:table-cell>
          <table:table-cell table:formula="of:=[.AT2]-[.AT3]" office:value-type="float" office:value="-0.000000000000333344463143703" calcext:value-type="float">
            <text:p>-3.33344463143703E-13</text:p>
          </table:table-cell>
          <table:table-cell table:formula="of:=[.AU2]-[.AU3]" office:value-type="float" office:value="-0.000000000000142857947693642" calcext:value-type="float">
            <text:p>-1.42857947693642E-13</text:p>
          </table:table-cell>
          <table:table-cell table:formula="of:=[.AV2]-[.AV3]" office:value-type="float" office:value="0" calcext:value-type="float">
            <text:p>0</text:p>
          </table:table-cell>
          <table:table-cell table:formula="of:=[.AW2]-[.AW3]" office:value-type="float" office:value="0" calcext:value-type="float">
            <text:p>0</text:p>
          </table:table-cell>
          <table:table-cell table:formula="of:=[.AX2]-[.AX3]" office:value-type="float" office:value="0.000000000000333316707568088" calcext:value-type="float">
            <text:p>3.33316707568088E-13</text:p>
          </table:table-cell>
          <table:table-cell table:formula="of:=[.AY2]-[.AY3]" office:value-type="float" office:value="-0.000000000000333344463143703" calcext:value-type="float">
            <text:p>-3.33344463143703E-13</text:p>
          </table:table-cell>
          <table:table-cell table:formula="of:=[.AZ2]-[.AZ3]" office:value-type="float" office:value="-0.000000000000333344463143703" calcext:value-type="float">
            <text:p>-3.33344463143703E-13</text:p>
          </table:table-cell>
          <table:table-cell table:formula="of:=[.BA2]-[.BA3]" office:value-type="float" office:value="0" calcext:value-type="float">
            <text:p>0</text:p>
          </table:table-cell>
          <table:table-cell table:formula="of:=[.BB2]-[.BB3]" office:value-type="float" office:value="0" calcext:value-type="float">
            <text:p>0</text:p>
          </table:table-cell>
          <table:table-cell table:formula="of:=[.BC2]-[.BC3]" office:value-type="float" office:value="0" calcext:value-type="float">
            <text:p>0</text:p>
          </table:table-cell>
          <table:table-cell table:formula="of:=[.BD2]-[.BD3]" office:value-type="float" office:value="0" calcext:value-type="float">
            <text:p>0</text:p>
          </table:table-cell>
          <table:table-cell table:formula="of:=[.BE2]-[.BE3]" office:value-type="float" office:value="0" calcext:value-type="float">
            <text:p>0</text:p>
          </table:table-cell>
          <table:table-cell table:formula="of:=[.BF2]-[.BF3]" office:value-type="float" office:value="0" calcext:value-type="float">
            <text:p>0</text:p>
          </table:table-cell>
          <table:table-cell table:formula="of:=[.BG2]-[.BG3]" office:value-type="float" office:value="0" calcext:value-type="float">
            <text:p>0</text:p>
          </table:table-cell>
          <table:table-cell table:formula="of:=[.BH2]-[.BH3]" office:value-type="float" office:value="0" calcext:value-type="float">
            <text:p>0</text:p>
          </table:table-cell>
          <table:table-cell table:formula="of:=[.BI2]-[.BI3]" office:value-type="float" office:value="0" calcext:value-type="float">
            <text:p>0</text:p>
          </table:table-cell>
          <table:table-cell table:formula="of:=[.BJ2]-[.BJ3]" office:value-type="float" office:value="0" calcext:value-type="float">
            <text:p>0</text:p>
          </table:table-cell>
          <table:table-cell table:formula="of:=[.BK2]-[.BK3]" office:value-type="float" office:value="0.00000000000333311156452964" calcext:value-type="float">
            <text:p>3.33311156452964E-12</text:p>
          </table:table-cell>
          <table:table-cell table:formula="of:=[.BL2]-[.BL3]" office:value-type="float" office:value="0.000000000000333399974294934" calcext:value-type="float">
            <text:p>3.33399974294934E-13</text:p>
          </table:table-cell>
          <table:table-cell table:formula="of:=[.BM2]-[.BM3]" office:value-type="float" office:value="-0.000000000000296263014121223" calcext:value-type="float">
            <text:p>-2.96263014121223E-13</text:p>
          </table:table-cell>
          <table:table-cell table:formula="of:=[.BN2]-[.BN3]" office:value-type="float" office:value="0" calcext:value-type="float">
            <text:p>0</text:p>
          </table:table-cell>
          <table:table-cell table:formula="of:=[.BO2]-[.BO3]" office:value-type="float" office:value="0" calcext:value-type="float">
            <text:p>0</text:p>
          </table:table-cell>
          <table:table-cell table:formula="of:=[.BP2]-[.BP3]" office:value-type="float" office:value="0" calcext:value-type="float">
            <text:p>0</text:p>
          </table:table-cell>
          <table:table-cell table:formula="of:=[.BQ2]-[.BQ3]" office:value-type="float" office:value="-0.00000000000333333360913457" calcext:value-type="float">
            <text:p>-3.33333360913457E-12</text:p>
          </table:table-cell>
          <table:table-cell table:formula="of:=[.BR2]-[.BR3]" office:value-type="float" office:value="0" calcext:value-type="float">
            <text:p>0</text:p>
          </table:table-cell>
          <table:table-cell table:formula="of:=[.BS2]-[.BS3]" office:value-type="float" office:value="0" calcext:value-type="float">
            <text:p>0</text:p>
          </table:table-cell>
          <table:table-cell table:formula="of:=[.BT2]-[.BT3]" office:value-type="float" office:value="0" calcext:value-type="float">
            <text:p>0</text:p>
          </table:table-cell>
          <table:table-cell table:formula="of:=[.BU2]-[.BU3]" office:value-type="float" office:value="0" calcext:value-type="float">
            <text:p>0</text:p>
          </table:table-cell>
          <table:table-cell table:formula="of:=[.BV2]-[.BV3]" office:value-type="float" office:value="0" calcext:value-type="float">
            <text:p>0</text:p>
          </table:table-cell>
          <table:table-cell table:formula="of:=[.BW2]-[.BW3]" office:value-type="float" office:value="0" calcext:value-type="float">
            <text:p>0</text:p>
          </table:table-cell>
          <table:table-cell table:formula="of:=[.BX2]-[.BX3]" office:value-type="float" office:value="0" calcext:value-type="float">
            <text:p>0</text:p>
          </table:table-cell>
          <table:table-cell table:formula="of:=[.BY2]-[.BY3]" office:value-type="float" office:value="0" calcext:value-type="float">
            <text:p>0</text:p>
          </table:table-cell>
          <table:table-cell table:formula="of:=[.BZ2]-[.BZ3]" office:value-type="float" office:value="0" calcext:value-type="float">
            <text:p>0</text:p>
          </table:table-cell>
          <table:table-cell table:formula="of:=[.CA2]-[.CA3]" office:value-type="float" office:value="0" calcext:value-type="float">
            <text:p>0</text:p>
          </table:table-cell>
          <table:table-cell table:formula="of:=[.CB2]-[.CB3]" office:value-type="float" office:value="0" calcext:value-type="float">
            <text:p>0</text:p>
          </table:table-cell>
          <table:table-cell table:formula="of:=[.CC2]-[.CC3]" office:value-type="float" office:value="0" calcext:value-type="float">
            <text:p>0</text:p>
          </table:table-cell>
          <table:table-cell table:formula="of:=[.CD2]-[.CD3]" office:value-type="float" office:value="0" calcext:value-type="float">
            <text:p>0</text:p>
          </table:table-cell>
          <table:table-cell table:formula="of:=[.CE2]-[.CE3]" office:value-type="float" office:value="0" calcext:value-type="float">
            <text:p>0</text:p>
          </table:table-cell>
          <table:table-cell table:formula="of:=[.CF2]-[.CF3]" office:value-type="float" office:value="0" calcext:value-type="float">
            <text:p>0</text:p>
          </table:table-cell>
          <table:table-cell table:formula="of:=[.CG2]-[.CG3]" office:value-type="float" office:value="0" calcext:value-type="float">
            <text:p>0</text:p>
          </table:table-cell>
          <table:table-cell table:formula="of:=[.CH2]-[.CH3]" office:value-type="float" office:value="0" calcext:value-type="float">
            <text:p>0</text:p>
          </table:table-cell>
          <table:table-cell table:formula="of:=[.CI2]-[.CI3]" office:value-type="float" office:value="0" calcext:value-type="float">
            <text:p>0</text:p>
          </table:table-cell>
          <table:table-cell table:formula="of:=[.CJ2]-[.CJ3]" office:value-type="float" office:value="0" calcext:value-type="float">
            <text:p>0</text:p>
          </table:table-cell>
          <table:table-cell table:formula="of:=[.CK2]-[.CK3]" office:value-type="float" office:value="0" calcext:value-type="float">
            <text:p>0</text:p>
          </table:table-cell>
          <table:table-cell table:formula="of:=[.CL2]-[.CL3]" office:value-type="float" office:value="0" calcext:value-type="float">
            <text:p>0</text:p>
          </table:table-cell>
          <table:table-cell table:formula="of:=[.CM2]-[.CM3]" office:value-type="float" office:value="0" calcext:value-type="float">
            <text:p>0</text:p>
          </table:table-cell>
          <table:table-cell table:formula="of:=[.CN2]-[.CN3]" office:value-type="float" office:value="0" calcext:value-type="float">
            <text:p>0</text:p>
          </table:table-cell>
          <table:table-cell table:formula="of:=[.CO2]-[.CO3]" office:value-type="float" office:value="0" calcext:value-type="float">
            <text:p>0</text:p>
          </table:table-cell>
          <table:table-cell table:formula="of:=[.CP2]-[.CP3]" office:value-type="float" office:value="0" calcext:value-type="float">
            <text:p>0</text:p>
          </table:table-cell>
          <table:table-cell table:formula="of:=[.CQ2]-[.CQ3]" office:value-type="float" office:value="0" calcext:value-type="float">
            <text:p>0</text:p>
          </table:table-cell>
          <table:table-cell table:formula="of:=[.CR2]-[.CR3]" office:value-type="float" office:value="0" calcext:value-type="float">
            <text:p>0</text:p>
          </table:table-cell>
          <table:table-cell table:formula="of:=[.CS2]-[.CS3]" office:value-type="float" office:value="0" calcext:value-type="float">
            <text:p>0</text:p>
          </table:table-cell>
          <table:table-cell table:formula="of:=[.CT2]-[.CT3]" office:value-type="float" office:value="0" calcext:value-type="float">
            <text:p>0</text:p>
          </table:table-cell>
          <table:table-cell table:formula="of:=[.CU2]-[.CU3]" office:value-type="float" office:value="0" calcext:value-type="float">
            <text:p>0</text:p>
          </table:table-cell>
          <table:table-cell table:formula="of:=[.CV2]-[.CV3]" office:value-type="float" office:value="0" calcext:value-type="float">
            <text:p>0</text:p>
          </table:table-cell>
          <table:table-cell table:formula="of:=[.CW2]-[.CW3]" office:value-type="float" office:value="0" calcext:value-type="float">
            <text:p>0</text:p>
          </table:table-cell>
          <table:table-cell table:formula="of:=[.CX2]-[.CX3]" office:value-type="float" office:value="0" calcext:value-type="float">
            <text:p>0</text:p>
          </table:table-cell>
          <table:table-cell table:formula="of:=[.CY2]-[.CY3]" office:value-type="float" office:value="0" calcext:value-type="float">
            <text:p>0</text:p>
          </table:table-cell>
          <table:table-cell table:formula="of:=[.CZ2]-[.CZ3]" office:value-type="float" office:value="0" calcext:value-type="float">
            <text:p>0</text:p>
          </table:table-cell>
          <table:table-cell table:formula="of:=[.DA2]-[.DA3]" office:value-type="float" office:value="0" calcext:value-type="float">
            <text:p>0</text:p>
          </table:table-cell>
          <table:table-cell table:formula="of:=[.DB2]-[.DB3]" office:value-type="float" office:value="0" calcext:value-type="float">
            <text:p>0</text:p>
          </table:table-cell>
          <table:table-cell table:formula="of:=[.DC2]-[.DC3]" office:value-type="float" office:value="0" calcext:value-type="float">
            <text:p>0</text:p>
          </table:table-cell>
          <table:table-cell table:formula="of:=[.DD2]-[.DD3]" office:value-type="float" office:value="0" calcext:value-type="float">
            <text:p>0</text:p>
          </table:table-cell>
          <table:table-cell table:formula="of:=[.DE2]-[.DE3]" office:value-type="float" office:value="0" calcext:value-type="float">
            <text:p>0</text:p>
          </table:table-cell>
          <table:table-cell table:formula="of:=[.DF2]-[.DF3]" office:value-type="float" office:value="0" calcext:value-type="float">
            <text:p>0</text:p>
          </table:table-cell>
          <table:table-cell table:formula="of:=[.DG2]-[.DG3]" office:value-type="float" office:value="0" calcext:value-type="float">
            <text:p>0</text:p>
          </table:table-cell>
          <table:table-cell table:formula="of:=[.DH2]-[.DH3]" office:value-type="float" office:value="0" calcext:value-type="float">
            <text:p>0</text:p>
          </table:table-cell>
          <table:table-cell table:formula="of:=[.DI2]-[.DI3]" office:value-type="float" office:value="0" calcext:value-type="float">
            <text:p>0</text:p>
          </table:table-cell>
          <table:table-cell table:formula="of:=[.DJ2]-[.DJ3]" office:value-type="float" office:value="0" calcext:value-type="float">
            <text:p>0</text:p>
          </table:table-cell>
          <table:table-cell table:formula="of:=[.DK2]-[.DK3]" office:value-type="float" office:value="0" calcext:value-type="float">
            <text:p>0</text:p>
          </table:table-cell>
          <table:table-cell table:formula="of:=[.DL2]-[.DL3]" office:value-type="float" office:value="0" calcext:value-type="float">
            <text:p>0</text:p>
          </table:table-cell>
          <table:table-cell table:formula="of:=[.DM2]-[.DM3]" office:value-type="float" office:value="0" calcext:value-type="float">
            <text:p>0</text:p>
          </table:table-cell>
          <table:table-cell table:formula="of:=[.DN2]-[.DN3]" office:value-type="float" office:value="0" calcext:value-type="float">
            <text:p>0</text:p>
          </table:table-cell>
          <table:table-cell table:formula="of:=[.DO2]-[.DO3]" office:value-type="float" office:value="0" calcext:value-type="float">
            <text:p>0</text:p>
          </table:table-cell>
          <table:table-cell table:formula="of:=[.DP2]-[.DP3]" office:value-type="float" office:value="0" calcext:value-type="float">
            <text:p>0</text:p>
          </table:table-cell>
          <table:table-cell table:formula="of:=[.DQ2]-[.DQ3]" office:value-type="float" office:value="0" calcext:value-type="float">
            <text:p>0</text:p>
          </table:table-cell>
          <table:table-cell table:formula="of:=[.DR2]-[.DR3]" office:value-type="float" office:value="0" calcext:value-type="float">
            <text:p>0</text:p>
          </table:table-cell>
          <table:table-cell table:formula="of:=[.DS2]-[.DS3]" office:value-type="float" office:value="0" calcext:value-type="float">
            <text:p>0</text:p>
          </table:table-cell>
          <table:table-cell table:formula="of:=[.DT2]-[.DT3]" office:value-type="float" office:value="0" calcext:value-type="float">
            <text:p>0</text:p>
          </table:table-cell>
          <table:table-cell table:formula="of:=[.DU2]-[.DU3]" office:value-type="float" office:value="0" calcext:value-type="float">
            <text:p>0</text:p>
          </table:table-cell>
          <table:table-cell table:formula="of:=[.DV2]-[.DV3]" office:value-type="float" office:value="0" calcext:value-type="float">
            <text:p>0</text:p>
          </table:table-cell>
          <table:table-cell table:formula="of:=[.DW2]-[.DW3]" office:value-type="float" office:value="0" calcext:value-type="float">
            <text:p>0</text:p>
          </table:table-cell>
          <table:table-cell table:formula="of:=[.DX2]-[.DX3]" office:value-type="float" office:value="0" calcext:value-type="float">
            <text:p>0</text:p>
          </table:table-cell>
          <table:table-cell table:formula="of:=[.DY2]-[.DY3]" office:value-type="float" office:value="0.000000000000111716191852906" calcext:value-type="float">
            <text:p>1.11716191852906E-13</text:p>
          </table:table-cell>
          <table:table-cell table:formula="of:=[.DZ2]-[.DZ3]" office:value-type="float" office:value="0.000000000000262789789928775" calcext:value-type="float">
            <text:p>2.62789789928775E-13</text:p>
          </table:table-cell>
          <table:table-cell table:formula="of:=[.EA2]-[.EA3]" office:value-type="float" office:value="0" calcext:value-type="float">
            <text:p>0</text:p>
          </table:table-cell>
          <table:table-cell table:formula="of:=[.EB2]-[.EB3]" office:value-type="float" office:value="0" calcext:value-type="float">
            <text:p>0</text:p>
          </table:table-cell>
          <table:table-cell table:formula="of:=[.EC2]-[.EC3]" office:value-type="float" office:value="0" calcext:value-type="float">
            <text:p>0</text:p>
          </table:table-cell>
          <table:table-cell table:formula="of:=[.ED2]-[.ED3]" office:value-type="float" office:value="0" calcext:value-type="float">
            <text:p>0</text:p>
          </table:table-cell>
          <table:table-cell table:formula="of:=[.EE2]-[.EE3]" office:value-type="float" office:value="0" calcext:value-type="float">
            <text:p>0</text:p>
          </table:table-cell>
          <table:table-cell table:formula="of:=[.EF2]-[.EF3]" office:value-type="float" office:value="0" calcext:value-type="float">
            <text:p>0</text:p>
          </table:table-cell>
          <table:table-cell table:formula="of:=[.EG2]-[.EG3]" office:value-type="float" office:value="-0.0000000000000380806497446429" calcext:value-type="float">
            <text:p>-3.80806497446429E-14</text:p>
          </table:table-cell>
          <table:table-cell table:formula="of:=[.EH2]-[.EH3]" office:value-type="float" office:value="-0.000000000000149213974509621" calcext:value-type="float">
            <text:p>-1.49213974509621E-13</text:p>
          </table:table-cell>
          <table:table-cell table:formula="of:=[.EI2]-[.EI3]" office:value-type="float" office:value="0" calcext:value-type="float">
            <text:p>0</text:p>
          </table:table-cell>
          <table:table-cell table:formula="of:=[.EJ2]-[.EJ3]" office:value-type="float" office:value="0" calcext:value-type="float">
            <text:p>0</text:p>
          </table:table-cell>
          <table:table-cell table:formula="of:=[.EK2]-[.EK3]" office:value-type="float" office:value="-0.0000000000000448287240661927" calcext:value-type="float">
            <text:p>-4.48287240661927E-14</text:p>
          </table:table-cell>
          <table:table-cell table:formula="of:=[.EL2]-[.EL3]" office:value-type="float" office:value="-0.0000000000000448287240661927" calcext:value-type="float">
            <text:p>-4.48287240661927E-14</text:p>
          </table:table-cell>
          <table:table-cell table:formula="of:=[.EM2]-[.EM3]" office:value-type="float" office:value="0" calcext:value-type="float">
            <text:p>0</text:p>
          </table:table-cell>
          <table:table-cell table:formula="of:=[.EN2]-[.EN3]" office:value-type="float" office:value="0.0000000000000103458908107257" calcext:value-type="float">
            <text:p>1.03458908107257E-14</text:p>
          </table:table-cell>
          <table:table-cell table:formula="of:=[.EO2]-[.EO3]" office:value-type="float" office:value="0" calcext:value-type="float">
            <text:p>0</text:p>
          </table:table-cell>
          <table:table-cell table:formula="of:=[.EP2]-[.EP3]" office:value-type="float" office:value="-0.0000000000000172396819042575" calcext:value-type="float">
            <text:p>-1.72396819042575E-14</text:p>
          </table:table-cell>
          <table:table-cell table:formula="of:=[.EQ2]-[.EQ3]" office:value-type="float" office:value="-2.41473507855972E-015" calcext:value-type="float">
            <text:p>-2.41473507855972E-15</text:p>
          </table:table-cell>
          <table:table-cell table:formula="of:=[.ER2]-[.ER3]" office:value-type="float" office:value="0" calcext:value-type="float">
            <text:p>0</text:p>
          </table:table-cell>
          <table:table-cell table:formula="of:=[.ES2]-[.ES3]" office:value-type="float" office:value="0" calcext:value-type="float">
            <text:p>0</text:p>
          </table:table-cell>
          <table:table-cell table:formula="of:=[.ET2]-[.ET3]" office:value-type="float" office:value="-2.41473507855972E-015" calcext:value-type="float">
            <text:p>-2.41473507855972E-15</text:p>
          </table:table-cell>
          <table:table-cell table:formula="of:=[.EU2]-[.EU3]" office:value-type="float" office:value="-0.0000000000000172396819042575" calcext:value-type="float">
            <text:p>-1.72396819042575E-14</text:p>
          </table:table-cell>
          <table:table-cell table:formula="of:=[.EV2]-[.EV3]" office:value-type="float" office:value="0" calcext:value-type="float">
            <text:p>0</text:p>
          </table:table-cell>
          <table:table-cell table:formula="of:=[.EW2]-[.EW3]" office:value-type="float" office:value="-0.000000000000413793999065604" calcext:value-type="float">
            <text:p>-4.13793999065604E-13</text:p>
          </table:table-cell>
          <table:table-cell table:formula="of:=[.EX2]-[.EX3]" office:value-type="float" office:value="-0.0000000000000344863027024189" calcext:value-type="float">
            <text:p>-3.44863027024189E-14</text:p>
          </table:table-cell>
          <table:table-cell table:formula="of:=[.EY2]-[.EY3]" office:value-type="float" office:value="-2.41473507855972E-015" calcext:value-type="float">
            <text:p>-2.41473507855972E-15</text:p>
          </table:table-cell>
          <table:table-cell table:formula="of:=[.EZ2]-[.EZ3]" office:value-type="float" office:value="0.0000000000000379279940787569" calcext:value-type="float">
            <text:p>3.79279940787569E-14</text:p>
          </table:table-cell>
          <table:table-cell table:formula="of:=[.FA2]-[.FA3]" office:value-type="float" office:value="-0.0000000000000448287240661927" calcext:value-type="float">
            <text:p>-4.48287240661927E-14</text:p>
          </table:table-cell>
          <table:table-cell table:formula="of:=[.FB2]-[.FB3]" office:value-type="float" office:value="-0.0000000000000172396819042575" calcext:value-type="float">
            <text:p>-1.72396819042575E-14</text:p>
          </table:table-cell>
          <table:table-cell table:formula="of:=[.FC2]-[.FC3]" office:value-type="float" office:value="0" calcext:value-type="float">
            <text:p>0</text:p>
          </table:table-cell>
          <table:table-cell table:formula="of:=[.FD2]-[.FD3]" office:value-type="float" office:value="-2.41473507855972E-015" calcext:value-type="float">
            <text:p>-2.41473507855972E-15</text:p>
          </table:table-cell>
          <table:table-cell table:formula="of:=[.FE2]-[.FE3]" office:value-type="float" office:value="0" calcext:value-type="float">
            <text:p>0</text:p>
          </table:table-cell>
          <table:table-cell table:formula="of:=[.FF2]-[.FF3]" office:value-type="float" office:value="0" calcext:value-type="float">
            <text:p>0</text:p>
          </table:table-cell>
          <table:table-cell table:formula="of:=[.FG2]-[.FG3]" office:value-type="float" office:value="-0.0000000000000172396819042575" calcext:value-type="float">
            <text:p>-1.72396819042575E-14</text:p>
          </table:table-cell>
          <table:table-cell table:formula="of:=[.FH2]-[.FH3]" office:value-type="float" office:value="-2.41473507855972E-015" calcext:value-type="float">
            <text:p>-2.41473507855972E-15</text:p>
          </table:table-cell>
          <table:table-cell table:formula="of:=[.FI2]-[.FI3]" office:value-type="float" office:value="-0.0000000000000172396819042575" calcext:value-type="float">
            <text:p>-1.72396819042575E-14</text:p>
          </table:table-cell>
          <table:table-cell table:formula="of:=[.FJ2]-[.FJ3]" office:value-type="float" office:value="-0.0000000000000241473507855972" calcext:value-type="float">
            <text:p>-2.41473507855972E-14</text:p>
          </table:table-cell>
          <table:table-cell table:formula="of:=[.FK2]-[.FK3]" office:value-type="float" office:value="0.000000000000333288951992472" calcext:value-type="float">
            <text:p>3.33288951992472E-13</text:p>
          </table:table-cell>
          <table:table-cell table:formula="of:=[.FL2]-[.FL3]" office:value-type="float" office:value="0.000000000000413780121277796" calcext:value-type="float">
            <text:p>4.13780121277796E-13</text:p>
          </table:table-cell>
          <table:table-cell table:formula="of:=[.FM2]-[.FM3]" office:value-type="float" office:value="-0.000000000000138000721960907" calcext:value-type="float">
            <text:p>-1.38000721960907E-13</text:p>
          </table:table-cell>
          <table:table-cell table:formula="of:=[.FN2]-[.FN3]" office:value-type="float" office:value="-0.000000000000103445030319449" calcext:value-type="float">
            <text:p>-1.03445030319449E-13</text:p>
          </table:table-cell>
          <table:table-cell table:formula="of:=[.FO2]-[.FO3]" office:value-type="float" office:value="0" calcext:value-type="float">
            <text:p>0</text:p>
          </table:table-cell>
          <table:table-cell table:formula="of:=[.FP2]-[.FP3]" office:value-type="float" office:value="-0.000000000000181854531433601" calcext:value-type="float">
            <text:p>-1.81854531433601E-13</text:p>
          </table:table-cell>
          <table:table-cell table:formula="of:=[.FQ2]-[.FQ3]" office:value-type="float" office:value="-0.0000000000000304339886625371" calcext:value-type="float">
            <text:p>-3.04339886625371E-14</text:p>
          </table:table-cell>
          <table:table-cell table:formula="of:=[.FR2]-[.FR3]" office:value-type="float" office:value="0" calcext:value-type="float">
            <text:p>0</text:p>
          </table:table-cell>
          <table:table-cell table:formula="of:=[.FS2]-[.FS3]" office:value-type="float" office:value="0" calcext:value-type="float">
            <text:p>0</text:p>
          </table:table-cell>
          <table:table-cell table:formula="of:=[.FT2]-[.FT3]" office:value-type="float" office:value="0" calcext:value-type="float">
            <text:p>0</text:p>
          </table:table-cell>
          <table:table-cell table:formula="of:=[.FU2]-[.FU3]" office:value-type="float" office:value="0" calcext:value-type="float">
            <text:p>0</text:p>
          </table:table-cell>
          <table:table-cell table:formula="of:=[.FV2]-[.FV3]" office:value-type="float" office:value="0" calcext:value-type="float">
            <text:p>0</text:p>
          </table:table-cell>
          <table:table-cell table:formula="of:=[.FW2]-[.FW3]" office:value-type="float" office:value="0" calcext:value-type="float">
            <text:p>0</text:p>
          </table:table-cell>
          <table:table-cell table:formula="of:=[.FX2]-[.FX3]" office:value-type="float" office:value="0.0000000000000478297956796325" calcext:value-type="float">
            <text:p>4.78297956796325E-14</text:p>
          </table:table-cell>
          <table:table-cell table:formula="of:=[.FY2]-[.FY3]" office:value-type="float" office:value="0.0000000000000478297956796325" calcext:value-type="float">
            <text:p>4.78297956796325E-14</text:p>
          </table:table-cell>
          <table:table-cell table:formula="of:=[.FZ2]-[.FZ3]" office:value-type="float" office:value="0" calcext:value-type="float">
            <text:p>0</text:p>
          </table:table-cell>
          <table:table-cell table:formula="of:=[.GA2]-[.GA3]" office:value-type="float" office:value="0" calcext:value-type="float">
            <text:p>0</text:p>
          </table:table-cell>
          <table:table-cell table:formula="of:=[.GB2]-[.GB3]" office:value-type="float" office:value="0" calcext:value-type="float">
            <text:p>0</text:p>
          </table:table-cell>
          <table:table-cell table:formula="of:=[.GC2]-[.GC3]" office:value-type="float" office:value="-0.0000000000000456093496303822" calcext:value-type="float">
            <text:p>-4.56093496303822E-14</text:p>
          </table:table-cell>
          <table:table-cell table:formula="of:=[.GD2]-[.GD3]" office:value-type="float" office:value="0" calcext:value-type="float">
            <text:p>0</text:p>
          </table:table-cell>
          <table:table-cell table:formula="of:=[.GE2]-[.GE3]" office:value-type="float" office:value="0" calcext:value-type="float">
            <text:p>0</text:p>
          </table:table-cell>
          <table:table-cell table:formula="of:=[.GF2]-[.GF3]" office:value-type="float" office:value="0" calcext:value-type="float">
            <text:p>0</text:p>
          </table:table-cell>
          <table:table-cell table:formula="of:=[.GG2]-[.GG3]" office:value-type="float" office:value="0" calcext:value-type="float">
            <text:p>0</text:p>
          </table:table-cell>
          <table:table-cell table:formula="of:=[.GH2]-[.GH3]" office:value-type="float" office:value="0" calcext:value-type="float">
            <text:p>0</text:p>
          </table:table-cell>
          <table:table-cell table:formula="of:=[.GI2]-[.GI3]" office:value-type="float" office:value="0" calcext:value-type="float">
            <text:p>0</text:p>
          </table:table-cell>
          <table:table-cell table:formula="of:=[.GJ2]-[.GJ3]" office:value-type="float" office:value="0" calcext:value-type="float">
            <text:p>0</text:p>
          </table:table-cell>
          <table:table-cell table:formula="of:=[.GK2]-[.GK3]" office:value-type="float" office:value="0.000000000000387689880199105" calcext:value-type="float">
            <text:p>3.87689880199105E-13</text:p>
          </table:table-cell>
          <table:table-cell table:formula="of:=[.GL2]-[.GL3]" office:value-type="float" office:value="0" calcext:value-type="float">
            <text:p>0</text:p>
          </table:table-cell>
          <table:table-cell table:formula="of:=[.GM2]-[.GM3]" office:value-type="float" office:value="-0.000000000000205613304160579" calcext:value-type="float">
            <text:p>-2.05613304160579E-13</text:p>
          </table:table-cell>
          <table:table-cell table:formula="of:=SUM([.B4:.GM4])" office:value-type="float" office:value="0.00000000000904970542947581" calcext:value-type="float">
            <text:p>9.04970542947581E-12</text:p>
          </table:table-cell>
        </table:table-row>
        <table:table-row table:style-name="ro1">
          <table:table-cell table:number-columns-repeated="196"/>
        </table:table-row>
        <table:table-row table:style-name="ro1">
          <table:table-cell office:value-type="string" calcext:value-type="string">
            <text:p>ex2.txt</text:p>
          </table:table-cell>
          <table:table-cell office:value-type="float" office:value="0.606741573034" calcext:value-type="float">
            <text:p>0.606741573034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2808988764" calcext:value-type="float">
            <text:p>0.52808988764</text:p>
          </table:table-cell>
          <table:table-cell office:value-type="float" office:value="0.648148148148" calcext:value-type="float">
            <text:p>0.648148148148</text:p>
          </table:table-cell>
          <table:table-cell office:value-type="float" office:value="0.744680851064" calcext:value-type="float">
            <text:p>0.744680851064</text:p>
          </table:table-cell>
          <table:table-cell table:number-columns-repeated="2" office:value-type="float" office:value="0.452380952381" calcext:value-type="float">
            <text:p>0.452380952381</text:p>
          </table:table-cell>
          <table:table-cell table:number-columns-repeated="2" office:value-type="float" office:value="0.722222222222" calcext:value-type="float">
            <text:p>0.722222222222</text:p>
          </table:table-cell>
          <table:table-cell office:value-type="float" office:value="0.833333333333" calcext:value-type="float">
            <text:p>0.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0.608695652174" calcext:value-type="float">
            <text:p>0.608695652174</text:p>
          </table:table-cell>
          <table:table-cell office:value-type="float" office:value="0.909090909091" calcext:value-type="float">
            <text:p>0.909090909091</text:p>
          </table:table-cell>
          <table:table-cell office:value-type="float" office:value="0.965517241379" calcext:value-type="float">
            <text:p>0.965517241379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.179487179487" calcext:value-type="float">
            <text:p>0.17948717948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.285714285714" calcext:value-type="float">
            <text:p>0.28571428571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72727272727" calcext:value-type="float">
            <text:p>0.27272727272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42857142857" calcext:value-type="float">
            <text:p>0.14285714285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81818181818" calcext:value-type="float">
            <text:p>0.18181818181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6666667" calcext:value-type="float">
            <text:p>0.16666666666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388888888889" calcext:value-type="float">
            <text:p>0.38888888888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69279779" calcext:value-type="float">
            <text:p>0.435669279779</text:p>
          </table:table-cell>
          <table:table-cell office:value-type="float" office:value="0.65269919086" calcext:value-type="float">
            <text:p>0.6526991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707100791502" calcext:value-type="float">
            <text:p>0.985707100791502</text:p>
          </table:table-cell>
          <table:table-cell office:value-type="float" office:value="0.987486933629084" calcext:value-type="float">
            <text:p>0.98748693362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390056242" calcext:value-type="float">
            <text:p>0.828390056242</text:p>
          </table:table-cell>
          <table:table-cell office:value-type="float" office:value="0.847668691597" calcext:value-type="float">
            <text:p>0.84766869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24719101124" calcext:value-type="float">
            <text:p>0.0224719101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" calcext:value-type="float">
            <text:p>0</text:p>
          </table:table-cell>
          <table:table-cell office:value-type="float" office:value="0.0337078651685" calcext:value-type="float">
            <text:p>0.0337078651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" calcext:value-type="float">
            <text:p>0</text:p>
          </table:table-cell>
          <table:table-cell office:value-type="float" office:value="0.123595505618" calcext:value-type="float">
            <text:p>0.123595505618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" calcext:value-type="float">
            <text:p>0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.0561797752809" calcext:value-type="float">
            <text:p>0.0561797752809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.0112359550562" calcext:value-type="float">
            <text:p>0.0112359550562</text:p>
          </table:table-cell>
          <table:table-cell office:value-type="float" office:value="0" calcext:value-type="float">
            <text:p>0</text:p>
          </table:table-cell>
          <table:table-cell office:value-type="float" office:value="0.0337078651685" calcext:value-type="float">
            <text:p>0.0337078651685</text:p>
          </table:table-cell>
          <table:table-cell office:value-type="float" office:value="0" calcext:value-type="float">
            <text:p>0</text:p>
          </table:table-cell>
          <table:table-cell office:value-type="float" office:value="0.0674157303371" calcext:value-type="float">
            <text:p>0.0674157303371</text:p>
          </table:table-cell>
          <table:table-cell office:value-type="float" office:value="0" calcext:value-type="float">
            <text:p>0</text:p>
          </table:table-cell>
          <table:table-cell office:value-type="float" office:value="0.0561797752809" calcext:value-type="float">
            <text:p>0.0561797752809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.111111111111" calcext:value-type="float">
            <text:p>0.111111111111</text:p>
          </table:table-cell>
          <table:table-cell table:number-columns-repeated="2" office:value-type="float" office:value="0.213483146067" calcext:value-type="float">
            <text:p>0.213483146067</text:p>
          </table:table-cell>
          <table:table-cell office:value-type="float" office:value="0.202247191011" calcext:value-type="float">
            <text:p>0.202247191011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" calcext:value-type="float">
            <text:p>0.0454545454545</text:p>
          </table:table-cell>
          <table:table-cell office:value-type="float" office:value="0.025" calcext:value-type="float">
            <text:p>0.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113636363636" calcext:value-type="float">
            <text:p>0.011363636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942528736" calcext:value-type="float">
            <text:p>0.01149425287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29369452109" calcext:value-type="float">
            <text:p>0.329369452109</text:p>
          </table:table-cell>
          <table:table-cell office:value-type="float" office:value="0.94634044992971" calcext:value-type="float">
            <text:p>0.94634044992971</text:p>
          </table:table-cell>
          <table:table-cell office:value-type="float" office:value="0.520130632102" calcext:value-type="float">
            <text:p>0.520130632102</text:p>
          </table:table-cell>
          <table:table-cell/>
        </table:table-row>
        <table:table-row table:style-name="ro1">
          <table:table-cell office:value-type="string" calcext:value-type="string">
            <text:p>ex2.txt</text:p>
          </table:table-cell>
          <table:table-cell office:value-type="float" office:value="0.606741573033708" calcext:value-type="float">
            <text:p>0.606741573033708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28089887640449" calcext:value-type="float">
            <text:p>0.528089887640449</text:p>
          </table:table-cell>
          <table:table-cell office:value-type="float" office:value="0.648148148148148" calcext:value-type="float">
            <text:p>0.648148148148148</text:p>
          </table:table-cell>
          <table:table-cell office:value-type="float" office:value="0.74468085106383" calcext:value-type="float">
            <text:p>0.74468085106383</text:p>
          </table:table-cell>
          <table:table-cell table:number-columns-repeated="2" office:value-type="float" office:value="0.452380952380952" calcext:value-type="float">
            <text:p>0.452380952380952</text:p>
          </table:table-cell>
          <table:table-cell table:number-columns-repeated="2" office:value-type="float" office:value="0.722222222222222" calcext:value-type="float">
            <text:p>0.72222222222222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.285714285714286" calcext:value-type="float">
            <text:p>0.28571428571428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72727272727273" calcext:value-type="float">
            <text:p>0.2727272727272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69279779409" calcext:value-type="float">
            <text:p>0.435669279779409</text:p>
          </table:table-cell>
          <table:table-cell office:value-type="float" office:value="0.652699190859517" calcext:value-type="float">
            <text:p>0.65269919085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707100791502" calcext:value-type="float">
            <text:p>0.985707100791502</text:p>
          </table:table-cell>
          <table:table-cell office:value-type="float" office:value="0.987486933629084" calcext:value-type="float">
            <text:p>0.98748693362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39005624237" calcext:value-type="float">
            <text:p>0.82839005624237</text:p>
          </table:table-cell>
          <table:table-cell office:value-type="float" office:value="0.847668691596744" calcext:value-type="float">
            <text:p>0.847668691596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24719101123595" calcext:value-type="float">
            <text:p>0.02247191011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" calcext:value-type="float">
            <text:p>0</text:p>
          </table:table-cell>
          <table:table-cell office:value-type="float" office:value="0.0337078651685393" calcext:value-type="float">
            <text:p>0.03370786516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" calcext:value-type="float">
            <text:p>0</text:p>
          </table:table-cell>
          <table:table-cell office:value-type="float" office:value="0.123595505617978" calcext:value-type="float">
            <text:p>0.123595505617978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" calcext:value-type="float">
            <text:p>0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.0561797752808989" calcext:value-type="float">
            <text:p>0.056179775280899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.0112359550561798" calcext:value-type="float">
            <text:p>0.01123595505618</text:p>
          </table:table-cell>
          <table:table-cell office:value-type="float" office:value="0" calcext:value-type="float">
            <text:p>0</text:p>
          </table:table-cell>
          <table:table-cell office:value-type="float" office:value="0.0337078651685393" calcext:value-type="float">
            <text:p>0.033707865168539</text:p>
          </table:table-cell>
          <table:table-cell office:value-type="float" office:value="0" calcext:value-type="float">
            <text:p>0</text:p>
          </table:table-cell>
          <table:table-cell office:value-type="float" office:value="0.0674157303370787" calcext:value-type="float">
            <text:p>0.067415730337079</text:p>
          </table:table-cell>
          <table:table-cell office:value-type="float" office:value="0" calcext:value-type="float">
            <text:p>0</text:p>
          </table:table-cell>
          <table:table-cell office:value-type="float" office:value="0.0561797752808989" calcext:value-type="float">
            <text:p>0.056179775280899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2" office:value-type="float" office:value="0.213483146067416" calcext:value-type="float">
            <text:p>0.213483146067416</text:p>
          </table:table-cell>
          <table:table-cell office:value-type="float" office:value="0.202247191011236" calcext:value-type="float">
            <text:p>0.202247191011236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0.025" calcext:value-type="float">
            <text:p>0.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113636363636364" calcext:value-type="float">
            <text:p>0.01136363636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942528735632" calcext:value-type="float">
            <text:p>0.0114942528735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29369452108542" calcext:value-type="float">
            <text:p>0.329369452108542</text:p>
          </table:table-cell>
          <table:table-cell office:value-type="float" office:value="0.94634044992971" calcext:value-type="float">
            <text:p>0.94634044992971</text:p>
          </table:table-cell>
          <table:table-cell office:value-type="float" office:value="0.520130632101546" calcext:value-type="float">
            <text:p>0.520130632101546</text:p>
          </table:table-cell>
          <table:table-cell/>
        </table:table-row>
        <table:table-row table:style-name="ro1">
          <table:table-cell/>
          <table:table-cell table:formula="of:=[.B6]-[.B7]" office:value-type="float" office:value="0.000000000000292099677778879" calcext:value-type="float">
            <text:p>2.92099677778879E-13</text:p>
          </table:table-cell>
          <table:table-cell table:formula="of:=[.C6]-[.C7]" office:value-type="float" office:value="0" calcext:value-type="float">
            <text:p>0</text:p>
          </table:table-cell>
          <table:table-cell table:formula="of:=[.D6]-[.D7]" office:value-type="float" office:value="-0.000000000000449418280368263" calcext:value-type="float">
            <text:p>-4.49418280368263E-13</text:p>
          </table:table-cell>
          <table:table-cell table:formula="of:=[.E6]-[.E7]" office:value-type="float" office:value="-0.000000000000148103751484996" calcext:value-type="float">
            <text:p>-1.48103751484996E-13</text:p>
          </table:table-cell>
          <table:table-cell table:formula="of:=[.F6]-[.F7]" office:value-type="float" office:value="0.000000000000170197189675037" calcext:value-type="float">
            <text:p>1.70197189675037E-13</text:p>
          </table:table-cell>
          <table:table-cell table:formula="of:=[.G6]-[.G7]" office:value-type="float" office:value="0.0000000000000476285677564192" calcext:value-type="float">
            <text:p>4.76285677564192E-14</text:p>
          </table:table-cell>
          <table:table-cell table:formula="of:=[.H6]-[.H7]" office:value-type="float" office:value="0.0000000000000476285677564192" calcext:value-type="float">
            <text:p>4.76285677564192E-14</text:p>
          </table:table-cell>
          <table:table-cell table:formula="of:=[.I6]-[.I7]" office:value-type="float" office:value="-0.000000000000222266649529956" calcext:value-type="float">
            <text:p>-2.22266649529956E-13</text:p>
          </table:table-cell>
          <table:table-cell table:formula="of:=[.J6]-[.J7]" office:value-type="float" office:value="-0.000000000000222266649529956" calcext:value-type="float">
            <text:p>-2.22266649529956E-13</text:p>
          </table:table-cell>
          <table:table-cell table:formula="of:=[.K6]-[.K7]" office:value-type="float" office:value="-0.000000000000333399974294934" calcext:value-type="float">
            <text:p>-3.33399974294934E-13</text:p>
          </table:table-cell>
          <table:table-cell table:formula="of:=[.L6]-[.L7]" office:value-type="float" office:value="0" calcext:value-type="float">
            <text:p>0</text:p>
          </table:table-cell>
          <table:table-cell table:formula="of:=[.M6]-[.M7]" office:value-type="float" office:value="-0.000000000000428601598656542" calcext:value-type="float">
            <text:p>-4.28601598656542E-13</text:p>
          </table:table-cell>
          <table:table-cell table:formula="of:=[.N6]-[.N7]" office:value-type="float" office:value="0.0000000000000869304628281498" calcext:value-type="float">
            <text:p>8.69304628281498E-14</text:p>
          </table:table-cell>
          <table:table-cell table:formula="of:=[.O6]-[.O7]" office:value-type="float" office:value="0.0000000000000908162434143378" calcext:value-type="float">
            <text:p>9.08162434143378E-14</text:p>
          </table:table-cell>
          <table:table-cell table:formula="of:=[.P6]-[.P7]" office:value-type="float" office:value="-0.000000000000310418357685194" calcext:value-type="float">
            <text:p>-3.10418357685194E-13</text:p>
          </table:table-cell>
          <table:table-cell table:formula="of:=[.Q6]-[.Q7]" office:value-type="float" office:value="0" calcext:value-type="float">
            <text:p>0</text:p>
          </table:table-cell>
          <table:table-cell table:formula="of:=[.R6]-[.R7]" office:value-type="float" office:value="0" calcext:value-type="float">
            <text:p>0</text:p>
          </table:table-cell>
          <table:table-cell table:formula="of:=[.S6]-[.S7]" office:value-type="float" office:value="0" calcext:value-type="float">
            <text:p>0</text:p>
          </table:table-cell>
          <table:table-cell table:formula="of:=[.T6]-[.T7]" office:value-type="float" office:value="0" calcext:value-type="float">
            <text:p>0</text:p>
          </table:table-cell>
          <table:table-cell table:formula="of:=[.U6]-[.U7]" office:value-type="float" office:value="0" calcext:value-type="float">
            <text:p>0</text:p>
          </table:table-cell>
          <table:table-cell table:formula="of:=[.V6]-[.V7]" office:value-type="float" office:value="0" calcext:value-type="float">
            <text:p>0</text:p>
          </table:table-cell>
          <table:table-cell table:formula="of:=[.W6]-[.W7]" office:value-type="float" office:value="-0.000000000000179495307506272" calcext:value-type="float">
            <text:p>-1.79495307506272E-13</text:p>
          </table:table-cell>
          <table:table-cell table:formula="of:=[.X6]-[.X7]" office:value-type="float" office:value="0" calcext:value-type="float">
            <text:p>0</text:p>
          </table:table-cell>
          <table:table-cell table:formula="of:=[.Y6]-[.Y7]" office:value-type="float" office:value="0" calcext:value-type="float">
            <text:p>0</text:p>
          </table:table-cell>
          <table:table-cell table:formula="of:=[.Z6]-[.Z7]" office:value-type="float" office:value="0" calcext:value-type="float">
            <text:p>0</text:p>
          </table:table-cell>
          <table:table-cell table:formula="of:=[.AA6]-[.AA7]" office:value-type="float" office:value="0" calcext:value-type="float">
            <text:p>0</text:p>
          </table:table-cell>
          <table:table-cell table:formula="of:=[.AB6]-[.AB7]" office:value-type="float" office:value="0" calcext:value-type="float">
            <text:p>0</text:p>
          </table:table-cell>
          <table:table-cell table:formula="of:=[.AC6]-[.AC7]" office:value-type="float" office:value="0" calcext:value-type="float">
            <text:p>0</text:p>
          </table:table-cell>
          <table:table-cell table:formula="of:=[.AD6]-[.AD7]" office:value-type="float" office:value="0" calcext:value-type="float">
            <text:p>0</text:p>
          </table:table-cell>
          <table:table-cell table:formula="of:=[.AE6]-[.AE7]" office:value-type="float" office:value="0" calcext:value-type="float">
            <text:p>0</text:p>
          </table:table-cell>
          <table:table-cell table:formula="of:=[.AF6]-[.AF7]" office:value-type="float" office:value="0" calcext:value-type="float">
            <text:p>0</text:p>
          </table:table-cell>
          <table:table-cell table:formula="of:=[.AG6]-[.AG7]" office:value-type="float" office:value="0" calcext:value-type="float">
            <text:p>0</text:p>
          </table:table-cell>
          <table:table-cell table:formula="of:=[.AH6]-[.AH7]" office:value-type="float" office:value="0" calcext:value-type="float">
            <text:p>0</text:p>
          </table:table-cell>
          <table:table-cell table:formula="of:=[.AI6]-[.AI7]" office:value-type="float" office:value="-0.000000000000285715895387284" calcext:value-type="float">
            <text:p>-2.85715895387284E-13</text:p>
          </table:table-cell>
          <table:table-cell table:formula="of:=[.AJ6]-[.AJ7]" office:value-type="float" office:value="0" calcext:value-type="float">
            <text:p>0</text:p>
          </table:table-cell>
          <table:table-cell table:formula="of:=[.AK6]-[.AK7]" office:value-type="float" office:value="0" calcext:value-type="float">
            <text:p>0</text:p>
          </table:table-cell>
          <table:table-cell table:formula="of:=[.AL6]-[.AL7]" office:value-type="float" office:value="-0.00000000000027272628599917" calcext:value-type="float">
            <text:p>-2.7272628599917E-13</text:p>
          </table:table-cell>
          <table:table-cell table:formula="of:=[.AM6]-[.AM7]" office:value-type="float" office:value="0" calcext:value-type="float">
            <text:p>0</text:p>
          </table:table-cell>
          <table:table-cell table:formula="of:=[.AN6]-[.AN7]" office:value-type="float" office:value="0" calcext:value-type="float">
            <text:p>0</text:p>
          </table:table-cell>
          <table:table-cell table:formula="of:=[.AO6]-[.AO7]" office:value-type="float" office:value="-0.000000000000142857947693642" calcext:value-type="float">
            <text:p>-1.42857947693642E-13</text:p>
          </table:table-cell>
          <table:table-cell table:formula="of:=[.AP6]-[.AP7]" office:value-type="float" office:value="0" calcext:value-type="float">
            <text:p>0</text:p>
          </table:table-cell>
          <table:table-cell table:formula="of:=[.AQ6]-[.AQ7]" office:value-type="float" office:value="0" calcext:value-type="float">
            <text:p>0</text:p>
          </table:table-cell>
          <table:table-cell table:formula="of:=[.AR6]-[.AR7]" office:value-type="float" office:value="-0.000000000000181854531433601" calcext:value-type="float">
            <text:p>-1.81854531433601E-13</text:p>
          </table:table-cell>
          <table:table-cell table:formula="of:=[.AS6]-[.AS7]" office:value-type="float" office:value="0" calcext:value-type="float">
            <text:p>0</text:p>
          </table:table-cell>
          <table:table-cell table:formula="of:=[.AT6]-[.AT7]" office:value-type="float" office:value="0" calcext:value-type="float">
            <text:p>0</text:p>
          </table:table-cell>
          <table:table-cell table:formula="of:=[.AU6]-[.AU7]" office:value-type="float" office:value="0.000000000000333316707568088" calcext:value-type="float">
            <text:p>3.33316707568088E-13</text:p>
          </table:table-cell>
          <table:table-cell table:formula="of:=[.AV6]-[.AV7]" office:value-type="float" office:value="0" calcext:value-type="float">
            <text:p>0</text:p>
          </table:table-cell>
          <table:table-cell table:formula="of:=[.AW6]-[.AW7]" office:value-type="float" office:value="0" calcext:value-type="float">
            <text:p>0</text:p>
          </table:table-cell>
          <table:table-cell table:formula="of:=[.AX6]-[.AX7]" office:value-type="float" office:value="0" calcext:value-type="float">
            <text:p>0</text:p>
          </table:table-cell>
          <table:table-cell table:formula="of:=[.AY6]-[.AY7]" office:value-type="float" office:value="0" calcext:value-type="float">
            <text:p>0</text:p>
          </table:table-cell>
          <table:table-cell table:formula="of:=[.AZ6]-[.AZ7]" office:value-type="float" office:value="0" calcext:value-type="float">
            <text:p>0</text:p>
          </table:table-cell>
          <table:table-cell table:formula="of:=[.BA6]-[.BA7]" office:value-type="float" office:value="0" calcext:value-type="float">
            <text:p>0</text:p>
          </table:table-cell>
          <table:table-cell table:formula="of:=[.BB6]-[.BB7]" office:value-type="float" office:value="0" calcext:value-type="float">
            <text:p>0</text:p>
          </table:table-cell>
          <table:table-cell table:formula="of:=[.BC6]-[.BC7]" office:value-type="float" office:value="0" calcext:value-type="float">
            <text:p>0</text:p>
          </table:table-cell>
          <table:table-cell table:formula="of:=[.BD6]-[.BD7]" office:value-type="float" office:value="0" calcext:value-type="float">
            <text:p>0</text:p>
          </table:table-cell>
          <table:table-cell table:formula="of:=[.BE6]-[.BE7]" office:value-type="float" office:value="0" calcext:value-type="float">
            <text:p>0</text:p>
          </table:table-cell>
          <table:table-cell table:formula="of:=[.BF6]-[.BF7]" office:value-type="float" office:value="0" calcext:value-type="float">
            <text:p>0</text:p>
          </table:table-cell>
          <table:table-cell table:formula="of:=[.BG6]-[.BG7]" office:value-type="float" office:value="0" calcext:value-type="float">
            <text:p>0</text:p>
          </table:table-cell>
          <table:table-cell table:formula="of:=[.BH6]-[.BH7]" office:value-type="float" office:value="0" calcext:value-type="float">
            <text:p>0</text:p>
          </table:table-cell>
          <table:table-cell table:formula="of:=[.BI6]-[.BI7]" office:value-type="float" office:value="0" calcext:value-type="float">
            <text:p>0</text:p>
          </table:table-cell>
          <table:table-cell table:formula="of:=[.BJ6]-[.BJ7]" office:value-type="float" office:value="0" calcext:value-type="float">
            <text:p>0</text:p>
          </table:table-cell>
          <table:table-cell table:formula="of:=[.BK6]-[.BK7]" office:value-type="float" office:value="0" calcext:value-type="float">
            <text:p>0</text:p>
          </table:table-cell>
          <table:table-cell table:formula="of:=[.BL6]-[.BL7]" office:value-type="float" office:value="0" calcext:value-type="float">
            <text:p>0</text:p>
          </table:table-cell>
          <table:table-cell table:formula="of:=[.BM6]-[.BM7]" office:value-type="float" office:value="0.000000000000111077813613747" calcext:value-type="float">
            <text:p>1.11077813613747E-13</text:p>
          </table:table-cell>
          <table:table-cell table:formula="of:=[.BN6]-[.BN7]" office:value-type="float" office:value="0" calcext:value-type="float">
            <text:p>0</text:p>
          </table:table-cell>
          <table:table-cell table:formula="of:=[.BO6]-[.BO7]" office:value-type="float" office:value="0" calcext:value-type="float">
            <text:p>0</text:p>
          </table:table-cell>
          <table:table-cell table:formula="of:=[.BP6]-[.BP7]" office:value-type="float" office:value="-0.000000000000428601598656542" calcext:value-type="float">
            <text:p>-4.28601598656542E-13</text:p>
          </table:table-cell>
          <table:table-cell table:formula="of:=[.BQ6]-[.BQ7]" office:value-type="float" office:value="0" calcext:value-type="float">
            <text:p>0</text:p>
          </table:table-cell>
          <table:table-cell table:formula="of:=[.BR6]-[.BR7]" office:value-type="float" office:value="0" calcext:value-type="float">
            <text:p>0</text:p>
          </table:table-cell>
          <table:table-cell table:formula="of:=[.BS6]-[.BS7]" office:value-type="float" office:value="0" calcext:value-type="float">
            <text:p>0</text:p>
          </table:table-cell>
          <table:table-cell table:formula="of:=[.BT6]-[.BT7]" office:value-type="float" office:value="0" calcext:value-type="float">
            <text:p>0</text:p>
          </table:table-cell>
          <table:table-cell table:formula="of:=[.BU6]-[.BU7]" office:value-type="float" office:value="0" calcext:value-type="float">
            <text:p>0</text:p>
          </table:table-cell>
          <table:table-cell table:formula="of:=[.BV6]-[.BV7]" office:value-type="float" office:value="0" calcext:value-type="float">
            <text:p>0</text:p>
          </table:table-cell>
          <table:table-cell table:formula="of:=[.BW6]-[.BW7]" office:value-type="float" office:value="0" calcext:value-type="float">
            <text:p>0</text:p>
          </table:table-cell>
          <table:table-cell table:formula="of:=[.BX6]-[.BX7]" office:value-type="float" office:value="0" calcext:value-type="float">
            <text:p>0</text:p>
          </table:table-cell>
          <table:table-cell table:formula="of:=[.BY6]-[.BY7]" office:value-type="float" office:value="0" calcext:value-type="float">
            <text:p>0</text:p>
          </table:table-cell>
          <table:table-cell table:formula="of:=[.BZ6]-[.BZ7]" office:value-type="float" office:value="0" calcext:value-type="float">
            <text:p>0</text:p>
          </table:table-cell>
          <table:table-cell table:formula="of:=[.CA6]-[.CA7]" office:value-type="float" office:value="0" calcext:value-type="float">
            <text:p>0</text:p>
          </table:table-cell>
          <table:table-cell table:formula="of:=[.CB6]-[.CB7]" office:value-type="float" office:value="0" calcext:value-type="float">
            <text:p>0</text:p>
          </table:table-cell>
          <table:table-cell table:formula="of:=[.CC6]-[.CC7]" office:value-type="float" office:value="0" calcext:value-type="float">
            <text:p>0</text:p>
          </table:table-cell>
          <table:table-cell table:formula="of:=[.CD6]-[.CD7]" office:value-type="float" office:value="0" calcext:value-type="float">
            <text:p>0</text:p>
          </table:table-cell>
          <table:table-cell table:formula="of:=[.CE6]-[.CE7]" office:value-type="float" office:value="0" calcext:value-type="float">
            <text:p>0</text:p>
          </table:table-cell>
          <table:table-cell table:formula="of:=[.CF6]-[.CF7]" office:value-type="float" office:value="0" calcext:value-type="float">
            <text:p>0</text:p>
          </table:table-cell>
          <table:table-cell table:formula="of:=[.CG6]-[.CG7]" office:value-type="float" office:value="0" calcext:value-type="float">
            <text:p>0</text:p>
          </table:table-cell>
          <table:table-cell table:formula="of:=[.CH6]-[.CH7]" office:value-type="float" office:value="0" calcext:value-type="float">
            <text:p>0</text:p>
          </table:table-cell>
          <table:table-cell table:formula="of:=[.CI6]-[.CI7]" office:value-type="float" office:value="0" calcext:value-type="float">
            <text:p>0</text:p>
          </table:table-cell>
          <table:table-cell table:formula="of:=[.CJ6]-[.CJ7]" office:value-type="float" office:value="0" calcext:value-type="float">
            <text:p>0</text:p>
          </table:table-cell>
          <table:table-cell table:formula="of:=[.CK6]-[.CK7]" office:value-type="float" office:value="0" calcext:value-type="float">
            <text:p>0</text:p>
          </table:table-cell>
          <table:table-cell table:formula="of:=[.CL6]-[.CL7]" office:value-type="float" office:value="0" calcext:value-type="float">
            <text:p>0</text:p>
          </table:table-cell>
          <table:table-cell table:formula="of:=[.CM6]-[.CM7]" office:value-type="float" office:value="0" calcext:value-type="float">
            <text:p>0</text:p>
          </table:table-cell>
          <table:table-cell table:formula="of:=[.CN6]-[.CN7]" office:value-type="float" office:value="0" calcext:value-type="float">
            <text:p>0</text:p>
          </table:table-cell>
          <table:table-cell table:formula="of:=[.CO6]-[.CO7]" office:value-type="float" office:value="0" calcext:value-type="float">
            <text:p>0</text:p>
          </table:table-cell>
          <table:table-cell table:formula="of:=[.CP6]-[.CP7]" office:value-type="float" office:value="0" calcext:value-type="float">
            <text:p>0</text:p>
          </table:table-cell>
          <table:table-cell table:formula="of:=[.CQ6]-[.CQ7]" office:value-type="float" office:value="0" calcext:value-type="float">
            <text:p>0</text:p>
          </table:table-cell>
          <table:table-cell table:formula="of:=[.CR6]-[.CR7]" office:value-type="float" office:value="0" calcext:value-type="float">
            <text:p>0</text:p>
          </table:table-cell>
          <table:table-cell table:formula="of:=[.CS6]-[.CS7]" office:value-type="float" office:value="0" calcext:value-type="float">
            <text:p>0</text:p>
          </table:table-cell>
          <table:table-cell table:formula="of:=[.CT6]-[.CT7]" office:value-type="float" office:value="0" calcext:value-type="float">
            <text:p>0</text:p>
          </table:table-cell>
          <table:table-cell table:formula="of:=[.CU6]-[.CU7]" office:value-type="float" office:value="0" calcext:value-type="float">
            <text:p>0</text:p>
          </table:table-cell>
          <table:table-cell table:formula="of:=[.CV6]-[.CV7]" office:value-type="float" office:value="0" calcext:value-type="float">
            <text:p>0</text:p>
          </table:table-cell>
          <table:table-cell table:formula="of:=[.CW6]-[.CW7]" office:value-type="float" office:value="0" calcext:value-type="float">
            <text:p>0</text:p>
          </table:table-cell>
          <table:table-cell table:formula="of:=[.CX6]-[.CX7]" office:value-type="float" office:value="0" calcext:value-type="float">
            <text:p>0</text:p>
          </table:table-cell>
          <table:table-cell table:formula="of:=[.CY6]-[.CY7]" office:value-type="float" office:value="0" calcext:value-type="float">
            <text:p>0</text:p>
          </table:table-cell>
          <table:table-cell table:formula="of:=[.CZ6]-[.CZ7]" office:value-type="float" office:value="0" calcext:value-type="float">
            <text:p>0</text:p>
          </table:table-cell>
          <table:table-cell table:formula="of:=[.DA6]-[.DA7]" office:value-type="float" office:value="0" calcext:value-type="float">
            <text:p>0</text:p>
          </table:table-cell>
          <table:table-cell table:formula="of:=[.DB6]-[.DB7]" office:value-type="float" office:value="0" calcext:value-type="float">
            <text:p>0</text:p>
          </table:table-cell>
          <table:table-cell table:formula="of:=[.DC6]-[.DC7]" office:value-type="float" office:value="0" calcext:value-type="float">
            <text:p>0</text:p>
          </table:table-cell>
          <table:table-cell table:formula="of:=[.DD6]-[.DD7]" office:value-type="float" office:value="0" calcext:value-type="float">
            <text:p>0</text:p>
          </table:table-cell>
          <table:table-cell table:formula="of:=[.DE6]-[.DE7]" office:value-type="float" office:value="0" calcext:value-type="float">
            <text:p>0</text:p>
          </table:table-cell>
          <table:table-cell table:formula="of:=[.DF6]-[.DF7]" office:value-type="float" office:value="0" calcext:value-type="float">
            <text:p>0</text:p>
          </table:table-cell>
          <table:table-cell table:formula="of:=[.DG6]-[.DG7]" office:value-type="float" office:value="0" calcext:value-type="float">
            <text:p>0</text:p>
          </table:table-cell>
          <table:table-cell table:formula="of:=[.DH6]-[.DH7]" office:value-type="float" office:value="0" calcext:value-type="float">
            <text:p>0</text:p>
          </table:table-cell>
          <table:table-cell table:formula="of:=[.DI6]-[.DI7]" office:value-type="float" office:value="0" calcext:value-type="float">
            <text:p>0</text:p>
          </table:table-cell>
          <table:table-cell table:formula="of:=[.DJ6]-[.DJ7]" office:value-type="float" office:value="0" calcext:value-type="float">
            <text:p>0</text:p>
          </table:table-cell>
          <table:table-cell table:formula="of:=[.DK6]-[.DK7]" office:value-type="float" office:value="0" calcext:value-type="float">
            <text:p>0</text:p>
          </table:table-cell>
          <table:table-cell table:formula="of:=[.DL6]-[.DL7]" office:value-type="float" office:value="0" calcext:value-type="float">
            <text:p>0</text:p>
          </table:table-cell>
          <table:table-cell table:formula="of:=[.DM6]-[.DM7]" office:value-type="float" office:value="0" calcext:value-type="float">
            <text:p>0</text:p>
          </table:table-cell>
          <table:table-cell table:formula="of:=[.DN6]-[.DN7]" office:value-type="float" office:value="0" calcext:value-type="float">
            <text:p>0</text:p>
          </table:table-cell>
          <table:table-cell table:formula="of:=[.DO6]-[.DO7]" office:value-type="float" office:value="0" calcext:value-type="float">
            <text:p>0</text:p>
          </table:table-cell>
          <table:table-cell table:formula="of:=[.DP6]-[.DP7]" office:value-type="float" office:value="0" calcext:value-type="float">
            <text:p>0</text:p>
          </table:table-cell>
          <table:table-cell table:formula="of:=[.DQ6]-[.DQ7]" office:value-type="float" office:value="0" calcext:value-type="float">
            <text:p>0</text:p>
          </table:table-cell>
          <table:table-cell table:formula="of:=[.DR6]-[.DR7]" office:value-type="float" office:value="0" calcext:value-type="float">
            <text:p>0</text:p>
          </table:table-cell>
          <table:table-cell table:formula="of:=[.DS6]-[.DS7]" office:value-type="float" office:value="0" calcext:value-type="float">
            <text:p>0</text:p>
          </table:table-cell>
          <table:table-cell table:formula="of:=[.DT6]-[.DT7]" office:value-type="float" office:value="0" calcext:value-type="float">
            <text:p>0</text:p>
          </table:table-cell>
          <table:table-cell table:formula="of:=[.DU6]-[.DU7]" office:value-type="float" office:value="0" calcext:value-type="float">
            <text:p>0</text:p>
          </table:table-cell>
          <table:table-cell table:formula="of:=[.DV6]-[.DV7]" office:value-type="float" office:value="0" calcext:value-type="float">
            <text:p>0</text:p>
          </table:table-cell>
          <table:table-cell table:formula="of:=[.DW6]-[.DW7]" office:value-type="float" office:value="0" calcext:value-type="float">
            <text:p>0</text:p>
          </table:table-cell>
          <table:table-cell table:formula="of:=[.DX6]-[.DX7]" office:value-type="float" office:value="0" calcext:value-type="float">
            <text:p>0</text:p>
          </table:table-cell>
          <table:table-cell table:formula="of:=[.DY6]-[.DY7]" office:value-type="float" office:value="-0.000000000000409006162271908" calcext:value-type="float">
            <text:p>-4.09006162271908E-13</text:p>
          </table:table-cell>
          <table:table-cell table:formula="of:=[.DZ6]-[.DZ7]" office:value-type="float" office:value="0.000000000000483169060316868" calcext:value-type="float">
            <text:p>4.83169060316868E-13</text:p>
          </table:table-cell>
          <table:table-cell table:formula="of:=[.EA6]-[.EA7]" office:value-type="float" office:value="0" calcext:value-type="float">
            <text:p>0</text:p>
          </table:table-cell>
          <table:table-cell table:formula="of:=[.EB6]-[.EB7]" office:value-type="float" office:value="0" calcext:value-type="float">
            <text:p>0</text:p>
          </table:table-cell>
          <table:table-cell table:formula="of:=[.EC6]-[.EC7]" office:value-type="float" office:value="0" calcext:value-type="float">
            <text:p>0</text:p>
          </table:table-cell>
          <table:table-cell table:formula="of:=[.ED6]-[.ED7]" office:value-type="float" office:value="0" calcext:value-type="float">
            <text:p>0</text:p>
          </table:table-cell>
          <table:table-cell table:formula="of:=[.EE6]-[.EE7]" office:value-type="float" office:value="0" calcext:value-type="float">
            <text:p>0</text:p>
          </table:table-cell>
          <table:table-cell table:formula="of:=[.EF6]-[.EF7]" office:value-type="float" office:value="0" calcext:value-type="float">
            <text:p>0</text:p>
          </table:table-cell>
          <table:table-cell table:formula="of:=[.EG6]-[.EG7]" office:value-type="float" office:value="-0.000000000000370148356410027" calcext:value-type="float">
            <text:p>-3.70148356410027E-13</text:p>
          </table:table-cell>
          <table:table-cell table:formula="of:=[.EH6]-[.EH7]" office:value-type="float" office:value="0.000000000000255906407176099" calcext:value-type="float">
            <text:p>2.55906407176099E-13</text:p>
          </table:table-cell>
          <table:table-cell table:formula="of:=[.EI6]-[.EI7]" office:value-type="float" office:value="0" calcext:value-type="float">
            <text:p>0</text:p>
          </table:table-cell>
          <table:table-cell table:formula="of:=[.EJ6]-[.EJ7]" office:value-type="float" office:value="0" calcext:value-type="float">
            <text:p>0</text:p>
          </table:table-cell>
          <table:table-cell table:formula="of:=[.EK6]-[.EK7]" office:value-type="float" office:value="0.0000000000000404502820128272" calcext:value-type="float">
            <text:p>4.04502820128272E-14</text:p>
          </table:table-cell>
          <table:table-cell table:formula="of:=[.EL6]-[.EL7]" office:value-type="float" office:value="0.0000000000000404502820128272" calcext:value-type="float">
            <text:p>4.04502820128272E-14</text:p>
          </table:table-cell>
          <table:table-cell table:formula="of:=[.EM6]-[.EM7]" office:value-type="float" office:value="0" calcext:value-type="float">
            <text:p>0</text:p>
          </table:table-cell>
          <table:table-cell table:formula="of:=[.EN6]-[.EN7]" office:value-type="float" office:value="0" calcext:value-type="float">
            <text:p>0</text:p>
          </table:table-cell>
          <table:table-cell table:formula="of:=[.EO6]-[.EO7]" office:value-type="float" office:value="0" calcext:value-type="float">
            <text:p>0</text:p>
          </table:table-cell>
          <table:table-cell table:formula="of:=[.EP6]-[.EP7]" office:value-type="float" office:value="0.0000000000000404502820128272" calcext:value-type="float">
            <text:p>4.04502820128272E-14</text:p>
          </table:table-cell>
          <table:table-cell table:formula="of:=[.EQ6]-[.EQ7]" office:value-type="float" office:value="0" calcext:value-type="float">
            <text:p>0</text:p>
          </table:table-cell>
          <table:table-cell table:formula="of:=[.ER6]-[.ER7]" office:value-type="float" office:value="-0.0000000000000393227117534423" calcext:value-type="float">
            <text:p>-3.93227117534423E-14</text:p>
          </table:table-cell>
          <table:table-cell table:formula="of:=[.ES6]-[.ES7]" office:value-type="float" office:value="0" calcext:value-type="float">
            <text:p>0</text:p>
          </table:table-cell>
          <table:table-cell table:formula="of:=[.ET6]-[.ET7]" office:value-type="float" office:value="0" calcext:value-type="float">
            <text:p>0</text:p>
          </table:table-cell>
          <table:table-cell table:formula="of:=[.EU6]-[.EU7]" office:value-type="float" office:value="0.0000000000000404502820128272" calcext:value-type="float">
            <text:p>4.04502820128272E-14</text:p>
          </table:table-cell>
          <table:table-cell table:formula="of:=[.EV6]-[.EV7]" office:value-type="float" office:value="0" calcext:value-type="float">
            <text:p>0</text:p>
          </table:table-cell>
          <table:table-cell table:formula="of:=[.EW6]-[.EW7]" office:value-type="float" office:value="0.0000000000000224681384608516" calcext:value-type="float">
            <text:p>2.24681384608516E-14</text:p>
          </table:table-cell>
          <table:table-cell table:formula="of:=[.EX6]-[.EX7]" office:value-type="float" office:value="0.0000000000000404502820128272" calcext:value-type="float">
            <text:p>4.04502820128272E-14</text:p>
          </table:table-cell>
          <table:table-cell table:formula="of:=[.EY6]-[.EY7]" office:value-type="float" office:value="0" calcext:value-type="float">
            <text:p>0</text:p>
          </table:table-cell>
          <table:table-cell table:formula="of:=[.EZ6]-[.EZ7]" office:value-type="float" office:value="0.0000000000000404502820128272" calcext:value-type="float">
            <text:p>4.04502820128272E-14</text:p>
          </table:table-cell>
          <table:table-cell table:formula="of:=[.FA6]-[.FA7]" office:value-type="float" office:value="1.11716191852906E-015" calcext:value-type="float">
            <text:p>1.11716191852906E-15</text:p>
          </table:table-cell>
          <table:table-cell table:formula="of:=[.FB6]-[.FB7]" office:value-type="float" office:value="0.0000000000000404502820128272" calcext:value-type="float">
            <text:p>4.04502820128272E-14</text:p>
          </table:table-cell>
          <table:table-cell table:formula="of:=[.FC6]-[.FC7]" office:value-type="float" office:value="0.0000000000000202234062829376" calcext:value-type="float">
            <text:p>2.02234062829376E-14</text:p>
          </table:table-cell>
          <table:table-cell table:formula="of:=[.FD6]-[.FD7]" office:value-type="float" office:value="0" calcext:value-type="float">
            <text:p>0</text:p>
          </table:table-cell>
          <table:table-cell table:formula="of:=[.FE6]-[.FE7]" office:value-type="float" office:value="-0.0000000000000393227117534423" calcext:value-type="float">
            <text:p>-3.93227117534423E-14</text:p>
          </table:table-cell>
          <table:table-cell table:formula="of:=[.FF6]-[.FF7]" office:value-type="float" office:value="0" calcext:value-type="float">
            <text:p>0</text:p>
          </table:table-cell>
          <table:table-cell table:formula="of:=[.FG6]-[.FG7]" office:value-type="float" office:value="0.0000000000000213579154362264" calcext:value-type="float">
            <text:p>2.13579154362264E-14</text:p>
          </table:table-cell>
          <table:table-cell table:formula="of:=[.FH6]-[.FH7]" office:value-type="float" office:value="0" calcext:value-type="float">
            <text:p>0</text:p>
          </table:table-cell>
          <table:table-cell table:formula="of:=[.FI6]-[.FI7]" office:value-type="float" office:value="1.11716191852906E-015" calcext:value-type="float">
            <text:p>1.11716191852906E-15</text:p>
          </table:table-cell>
          <table:table-cell table:formula="of:=[.FJ6]-[.FJ7]" office:value-type="float" office:value="0.0000000000000404502820128272" calcext:value-type="float">
            <text:p>4.04502820128272E-14</text:p>
          </table:table-cell>
          <table:table-cell table:formula="of:=[.FK6]-[.FK7]" office:value-type="float" office:value="-0.000000000000111091691401555" calcext:value-type="float">
            <text:p>-1.11091691401555E-13</text:p>
          </table:table-cell>
          <table:table-cell table:formula="of:=[.FL6]-[.FL7]" office:value-type="float" office:value="-0.000000000000415695255995274" calcext:value-type="float">
            <text:p>-4.15695255995274E-13</text:p>
          </table:table-cell>
          <table:table-cell table:formula="of:=[.FM6]-[.FM7]" office:value-type="float" office:value="-0.000000000000415695255995274" calcext:value-type="float">
            <text:p>-4.15695255995274E-13</text:p>
          </table:table-cell>
          <table:table-cell table:formula="of:=[.FN6]-[.FN7]" office:value-type="float" office:value="-0.000000000000235977903884077" calcext:value-type="float">
            <text:p>-2.35977903884077E-13</text:p>
          </table:table-cell>
          <table:table-cell table:formula="of:=[.FO6]-[.FO7]" office:value-type="float" office:value="0" calcext:value-type="float">
            <text:p>0</text:p>
          </table:table-cell>
          <table:table-cell table:formula="of:=[.FP6]-[.FP7]" office:value-type="float" office:value="-0.0000000000000454566939644963" calcext:value-type="float">
            <text:p>-4.54566939644963E-14</text:p>
          </table:table-cell>
          <table:table-cell table:formula="of:=[.FQ6]-[.FQ7]" office:value-type="float" office:value="0" calcext:value-type="float">
            <text:p>0</text:p>
          </table:table-cell>
          <table:table-cell table:formula="of:=[.FR6]-[.FR7]" office:value-type="float" office:value="0" calcext:value-type="float">
            <text:p>0</text:p>
          </table:table-cell>
          <table:table-cell table:formula="of:=[.FS6]-[.FS7]" office:value-type="float" office:value="0" calcext:value-type="float">
            <text:p>0</text:p>
          </table:table-cell>
          <table:table-cell table:formula="of:=[.FT6]-[.FT7]" office:value-type="float" office:value="0" calcext:value-type="float">
            <text:p>0</text:p>
          </table:table-cell>
          <table:table-cell table:formula="of:=[.FU6]-[.FU7]" office:value-type="float" office:value="0" calcext:value-type="float">
            <text:p>0</text:p>
          </table:table-cell>
          <table:table-cell table:formula="of:=[.FV6]-[.FV7]" office:value-type="float" office:value="0" calcext:value-type="float">
            <text:p>0</text:p>
          </table:table-cell>
          <table:table-cell table:formula="of:=[.FW6]-[.FW7]" office:value-type="float" office:value="0" calcext:value-type="float">
            <text:p>0</text:p>
          </table:table-cell>
          <table:table-cell table:formula="of:=[.FX6]-[.FX7]" office:value-type="float" office:value="-0.0000000000000363632735034258" calcext:value-type="float">
            <text:p>-3.63632735034258E-14</text:p>
          </table:table-cell>
          <table:table-cell table:formula="of:=[.FY6]-[.FY7]" office:value-type="float" office:value="-0.0000000000000363632735034258" calcext:value-type="float">
            <text:p>-3.63632735034258E-14</text:p>
          </table:table-cell>
          <table:table-cell table:formula="of:=[.FZ6]-[.FZ7]" office:value-type="float" office:value="0" calcext:value-type="float">
            <text:p>0</text:p>
          </table:table-cell>
          <table:table-cell table:formula="of:=[.GA6]-[.GA7]" office:value-type="float" office:value="0" calcext:value-type="float">
            <text:p>0</text:p>
          </table:table-cell>
          <table:table-cell table:formula="of:=[.GB6]-[.GB7]" office:value-type="float" office:value="0" calcext:value-type="float">
            <text:p>0</text:p>
          </table:table-cell>
          <table:table-cell table:formula="of:=[.GC6]-[.GC7]" office:value-type="float" office:value="0.0000000000000367813418611362" calcext:value-type="float">
            <text:p>3.67813418611362E-14</text:p>
          </table:table-cell>
          <table:table-cell table:formula="of:=[.GD6]-[.GD7]" office:value-type="float" office:value="0" calcext:value-type="float">
            <text:p>0</text:p>
          </table:table-cell>
          <table:table-cell table:formula="of:=[.GE6]-[.GE7]" office:value-type="float" office:value="0" calcext:value-type="float">
            <text:p>0</text:p>
          </table:table-cell>
          <table:table-cell table:formula="of:=[.GF6]-[.GF7]" office:value-type="float" office:value="0" calcext:value-type="float">
            <text:p>0</text:p>
          </table:table-cell>
          <table:table-cell table:formula="of:=[.GG6]-[.GG7]" office:value-type="float" office:value="0" calcext:value-type="float">
            <text:p>0</text:p>
          </table:table-cell>
          <table:table-cell table:formula="of:=[.GH6]-[.GH7]" office:value-type="float" office:value="0" calcext:value-type="float">
            <text:p>0</text:p>
          </table:table-cell>
          <table:table-cell table:formula="of:=[.GI6]-[.GI7]" office:value-type="float" office:value="0" calcext:value-type="float">
            <text:p>0</text:p>
          </table:table-cell>
          <table:table-cell table:formula="of:=[.GJ6]-[.GJ7]" office:value-type="float" office:value="0" calcext:value-type="float">
            <text:p>0</text:p>
          </table:table-cell>
          <table:table-cell table:formula="of:=[.GK6]-[.GK7]" office:value-type="float" office:value="0.000000000000458411086867727" calcext:value-type="float">
            <text:p>4.58411086867727E-13</text:p>
          </table:table-cell>
          <table:table-cell table:formula="of:=[.GL6]-[.GL7]" office:value-type="float" office:value="0" calcext:value-type="float">
            <text:p>0</text:p>
          </table:table-cell>
          <table:table-cell table:formula="of:=[.GM6]-[.GM7]" office:value-type="float" office:value="0.000000000000453637127861839" calcext:value-type="float">
            <text:p>4.53637127861839E-13</text:p>
          </table:table-cell>
          <table:table-cell table:formula="of:=SUM([.B8:.GM8])" office:value-type="float" office:value="-0.00000000000250268382406826" calcext:value-type="float">
            <text:p>-2.50268382406826E-12</text:p>
          </table:table-cell>
        </table:table-row>
        <table:table-row table:style-name="ro1" table:number-rows-repeated="2">
          <table:table-cell table:number-columns-repeated="196"/>
        </table:table-row>
        <table:table-row table:style-name="ro1">
          <table:table-cell office:value-type="string" calcext:value-type="string">
            <text:p>reference.txt</text:p>
          </table:table-cell>
          <table:table-cell office:value-type="float" office:value="0.9" calcext:value-type="float">
            <text:p>0.9</text:p>
          </table:table-cell>
          <table:table-cell office:value-type="float" office:value="0.925365853659" calcext:value-type="float">
            <text:p>0.925365853659</text:p>
          </table:table-cell>
          <table:table-cell office:value-type="float" office:value="0.633333333333" calcext:value-type="float">
            <text:p>0.633333333333</text:p>
          </table:table-cell>
          <table:table-cell office:value-type="float" office:value="0.679012345679" calcext:value-type="float">
            <text:p>0.679012345679</text:p>
          </table:table-cell>
          <table:table-cell office:value-type="float" office:value="0.964912280702" calcext:value-type="float">
            <text:p>0.964912280702</text:p>
          </table:table-cell>
          <table:table-cell table:number-columns-repeated="2" office:value-type="float" office:value="0.787878787879" calcext:value-type="float">
            <text:p>0.787878787879</text:p>
          </table:table-cell>
          <table:table-cell office:value-type="float" office:value="0.935483870968" calcext:value-type="float">
            <text:p>0.935483870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14285714286" calcext:value-type="float">
            <text:p>0.914285714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338028169" calcext:value-type="float">
            <text:p>0.056338028169</text:p>
          </table:table-cell>
          <table:table-cell office:value-type="float" office:value="1.33333333333" calcext:value-type="float">
            <text:p>1.33333333333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0740740740741" calcext:value-type="float">
            <text:p>0.07407407407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3157894737" calcext:value-type="float">
            <text:p>0.02631578947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48148148148" calcext:value-type="float">
            <text:p>0.148148148148</text:p>
          </table:table-cell>
          <table:table-cell office:value-type="float" office:value="1.33333333333" calcext:value-type="float">
            <text:p>1.33333333333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55555556" calcext:value-type="float">
            <text:p>0.055555555555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0.333333333333" calcext:value-type="float">
            <text:p>0.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4545454545" calcext:value-type="float">
            <text:p>0.0454545454545</text:p>
          </table:table-cell>
          <table:table-cell table:number-columns-repeated="2" office:value-type="float" office:value="0.333333333333" calcext:value-type="float">
            <text:p>0.333333333333</text:p>
          </table:table-cell>
          <table:table-cell office:value-type="float" office:value="0.0555555555556" calcext:value-type="float">
            <text:p>0.055555555555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193375687969" calcext:value-type="float">
            <text:p>0.193375687969</text:p>
          </table:table-cell>
          <table:table-cell office:value-type="float" office:value="0.396684340228" calcext:value-type="float">
            <text:p>0.39668434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494962379506" calcext:value-type="float">
            <text:p>0.971494962379506</text:p>
          </table:table-cell>
          <table:table-cell office:value-type="float" office:value="0.984145551927165" calcext:value-type="float">
            <text:p>0.98414555192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672867074" calcext:value-type="float">
            <text:p>0.782672867074</text:p>
          </table:table-cell>
          <table:table-cell office:value-type="float" office:value="0.715688577048" calcext:value-type="float">
            <text:p>0.71568857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444444444" calcext:value-type="float">
            <text:p>0.0444444444444</text:p>
          </table:table-cell>
          <table:table-cell table:number-columns-repeated="2" office:value-type="float" office:value="0.0222222222222" calcext:value-type="float">
            <text:p>0.0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" calcext:value-type="float">
            <text:p>0.0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111111111" calcext:value-type="float">
            <text:p>0.0111111111111</text:p>
          </table:table-cell>
          <table:table-cell office:value-type="float" office:value="0.0222222222222" calcext:value-type="float">
            <text:p>0.0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0444444444444" calcext:value-type="float">
            <text:p>0.0444444444444</text:p>
          </table:table-cell>
          <table:table-cell office:value-type="float" office:value="0.0222222222222" calcext:value-type="float">
            <text:p>0.0222222222222</text:p>
          </table:table-cell>
          <table:table-cell table:number-columns-repeated="2" office:value-type="float" office:value="0.0111111111111" calcext:value-type="float">
            <text:p>0.0111111111111</text:p>
          </table:table-cell>
          <table:table-cell office:value-type="float" office:value="0.0444444444444" calcext:value-type="float">
            <text:p>0.0444444444444</text:p>
          </table:table-cell>
          <table:table-cell office:value-type="float" office:value="0.0333333333333" calcext:value-type="float">
            <text:p>0.0333333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3333333333" calcext:value-type="float">
            <text:p>0.0333333333333</text:p>
          </table:table-cell>
          <table:table-cell office:value-type="float" office:value="0.0222222222222" calcext:value-type="float">
            <text:p>0.0222222222222</text:p>
          </table:table-cell>
          <table:table-cell table:number-columns-repeated="2" office:value-type="float" office:value="0.0444444444444" calcext:value-type="float">
            <text:p>0.0444444444444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444444444444" calcext:value-type="float">
            <text:p>0.0444444444444</text:p>
          </table:table-cell>
          <table:table-cell office:value-type="float" office:value="0.0666666666667" calcext:value-type="float">
            <text:p>0.0666666666667</text:p>
          </table:table-cell>
          <table:table-cell office:value-type="float" office:value="0.188888888889" calcext:value-type="float">
            <text:p>0.188888888889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181818181818" calcext:value-type="float">
            <text:p>0.181818181818</text:p>
          </table:table-cell>
          <table:table-cell office:value-type="float" office:value="0.142857142857" calcext:value-type="float">
            <text:p>0.14285714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49438202247" calcext:value-type="float">
            <text:p>0.0449438202247</text:p>
          </table:table-cell>
          <table:table-cell office:value-type="float" office:value="0" calcext:value-type="float">
            <text:p>0</text:p>
          </table:table-cell>
          <table:table-cell office:value-type="float" office:value="0.0224719101124" calcext:value-type="float">
            <text:p>0.0224719101124</text:p>
          </table:table-cell>
          <table:table-cell office:value-type="float" office:value="0.0674157303371" calcext:value-type="float">
            <text:p>0.0674157303371</text:p>
          </table:table-cell>
          <table:table-cell office:value-type="float" office:value="0.0224719101124" calcext:value-type="float">
            <text:p>0.022471910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272727273" calcext:value-type="float">
            <text:p>0.02272727272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erence.txt</text:p>
          </table:table-cell>
          <table:table-cell office:value-type="float" office:value="0.9" calcext:value-type="float">
            <text:p>0.9</text:p>
          </table:table-cell>
          <table:table-cell office:value-type="float" office:value="0.925365853658537" calcext:value-type="float">
            <text:p>0.92536585365853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679012345679012" calcext:value-type="float">
            <text:p>0.679012345679012</text:p>
          </table:table-cell>
          <table:table-cell office:value-type="float" office:value="0.964912280701754" calcext:value-type="float">
            <text:p>0.964912280701754</text:p>
          </table:table-cell>
          <table:table-cell table:number-columns-repeated="2" office:value-type="float" office:value="0.787878787878788" calcext:value-type="float">
            <text:p>0.787878787878788</text:p>
          </table:table-cell>
          <table:table-cell office:value-type="float" office:value="0.935483870967742" calcext:value-type="float">
            <text:p>0.935483870967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14285714285714" calcext:value-type="float">
            <text:p>0.9142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3380281690141" calcext:value-type="float">
            <text:p>0.05633802816901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55555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454546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0555555555555556" calcext:value-type="float">
            <text:p>0.05555555555555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193375687969262" calcext:value-type="float">
            <text:p>0.193375687969262</text:p>
          </table:table-cell>
          <table:table-cell office:value-type="float" office:value="0.396684340227707" calcext:value-type="float">
            <text:p>0.396684340227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494962379506" calcext:value-type="float">
            <text:p>0.971494962379506</text:p>
          </table:table-cell>
          <table:table-cell office:value-type="float" office:value="0.984145551927165" calcext:value-type="float">
            <text:p>0.98414555192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672867074331" calcext:value-type="float">
            <text:p>0.782672867074331</text:p>
          </table:table-cell>
          <table:table-cell office:value-type="float" office:value="0.715688577048034" calcext:value-type="float">
            <text:p>0.71568857704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444444444445" calcext:value-type="float">
            <text:p>0.044444444444445</text:p>
          </table:table-cell>
          <table:table-cell table:number-columns-repeated="2" office:value-type="float" office:value="0.0222222222222222" calcext:value-type="float">
            <text:p>0.02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2" office:value-type="float" office:value="0.0111111111111111" calcext:value-type="float">
            <text:p>0.011111111111111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0333333333333333" calcext:value-type="float">
            <text:p>0.033333333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2" office:value-type="float" office:value="0.0444444444444445" calcext:value-type="float">
            <text:p>0.044444444444445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188888888888889" calcext:value-type="float">
            <text:p>0.188888888888889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49438202247191" calcext:value-type="float">
            <text:p>0.044943820224719</text:p>
          </table:table-cell>
          <table:table-cell office:value-type="float" office:value="0" calcext:value-type="float">
            <text:p>0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0.0674157303370787" calcext:value-type="float">
            <text:p>0.067415730337079</text:p>
          </table:table-cell>
          <table:table-cell office:value-type="float" office:value="0.0224719101123595" calcext:value-type="float">
            <text:p>0.0224719101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272727272727" calcext:value-type="float">
            <text:p>0.0227272727272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11]-[.B12]" office:value-type="float" office:value="0" calcext:value-type="float">
            <text:p>0</text:p>
          </table:table-cell>
          <table:table-cell table:formula="of:=[.C11]-[.C12]" office:value-type="float" office:value="0.000000000000463185045873615" calcext:value-type="float">
            <text:p>4.63185045873615E-13</text:p>
          </table:table-cell>
          <table:table-cell table:formula="of:=[.D11]-[.D12]" office:value-type="float" office:value="-0.000000000000333288951992472" calcext:value-type="float">
            <text:p>-3.33288951992472E-13</text:p>
          </table:table-cell>
          <table:table-cell table:formula="of:=[.E11]-[.E12]" office:value-type="float" office:value="-0.0000000000000123234755733392" calcext:value-type="float">
            <text:p>-1.23234755733392E-14</text:p>
          </table:table-cell>
          <table:table-cell table:formula="of:=[.F11]-[.F12]" office:value-type="float" office:value="0.000000000000245581333047085" calcext:value-type="float">
            <text:p>2.45581333047085E-13</text:p>
          </table:table-cell>
          <table:table-cell table:formula="of:=[.G11]-[.G12]" office:value-type="float" office:value="0.00000000000021227464230833" calcext:value-type="float">
            <text:p>2.1227464230833E-13</text:p>
          </table:table-cell>
          <table:table-cell table:formula="of:=[.H11]-[.H12]" office:value-type="float" office:value="0.00000000000021227464230833" calcext:value-type="float">
            <text:p>2.1227464230833E-13</text:p>
          </table:table-cell>
          <table:table-cell table:formula="of:=[.I11]-[.I12]" office:value-type="float" office:value="0.000000000000258015830922886" calcext:value-type="float">
            <text:p>2.58015830922886E-13</text:p>
          </table:table-cell>
          <table:table-cell table:formula="of:=[.J11]-[.J12]" office:value-type="float" office:value="0" calcext:value-type="float">
            <text:p>0</text:p>
          </table:table-cell>
          <table:table-cell table:formula="of:=[.K11]-[.K12]" office:value-type="float" office:value="0" calcext:value-type="float">
            <text:p>0</text:p>
          </table:table-cell>
          <table:table-cell table:formula="of:=[.L11]-[.L12]" office:value-type="float" office:value="0" calcext:value-type="float">
            <text:p>0</text:p>
          </table:table-cell>
          <table:table-cell table:formula="of:=[.M11]-[.M12]" office:value-type="float" office:value="0" calcext:value-type="float">
            <text:p>0</text:p>
          </table:table-cell>
          <table:table-cell table:formula="of:=[.N11]-[.N12]" office:value-type="float" office:value="0.000000000000285660384236053" calcext:value-type="float">
            <text:p>2.85660384236053E-13</text:p>
          </table:table-cell>
          <table:table-cell table:formula="of:=[.O11]-[.O12]" office:value-type="float" office:value="0" calcext:value-type="float">
            <text:p>0</text:p>
          </table:table-cell>
          <table:table-cell table:formula="of:=[.P11]-[.P12]" office:value-type="float" office:value="0" calcext:value-type="float">
            <text:p>0</text:p>
          </table:table-cell>
          <table:table-cell table:formula="of:=[.Q11]-[.Q12]" office:value-type="float" office:value="-0.0000000000000140928935188356" calcext:value-type="float">
            <text:p>-1.40928935188356E-14</text:p>
          </table:table-cell>
          <table:table-cell table:formula="of:=[.R11]-[.R12]" office:value-type="float" office:value="-0.00000000000333333360913457" calcext:value-type="float">
            <text:p>-3.33333360913457E-12</text:p>
          </table:table-cell>
          <table:table-cell table:formula="of:=[.S11]-[.S12]" office:value-type="float" office:value="0.000000000000333399974294934" calcext:value-type="float">
            <text:p>3.33399974294934E-13</text:p>
          </table:table-cell>
          <table:table-cell table:formula="of:=[.T11]-[.T12]" office:value-type="float" office:value="0.0000000000000259375854128052" calcext:value-type="float">
            <text:p>2.59375854128052E-14</text:p>
          </table:table-cell>
          <table:table-cell table:formula="of:=[.U11]-[.U12]" office:value-type="float" office:value="0" calcext:value-type="float">
            <text:p>0</text:p>
          </table:table-cell>
          <table:table-cell table:formula="of:=[.V11]-[.V12]" office:value-type="float" office:value="0" calcext:value-type="float">
            <text:p>0</text:p>
          </table:table-cell>
          <table:table-cell table:formula="of:=[.W11]-[.W12]" office:value-type="float" office:value="0" calcext:value-type="float">
            <text:p>0</text:p>
          </table:table-cell>
          <table:table-cell table:formula="of:=[.X11]-[.X12]" office:value-type="float" office:value="0" calcext:value-type="float">
            <text:p>0</text:p>
          </table:table-cell>
          <table:table-cell table:formula="of:=[.Y11]-[.Y12]" office:value-type="float" office:value="0" calcext:value-type="float">
            <text:p>0</text:p>
          </table:table-cell>
          <table:table-cell table:formula="of:=[.Z11]-[.Z12]" office:value-type="float" office:value="0.0000000000000157894530783409" calcext:value-type="float">
            <text:p>1.57894530783409E-14</text:p>
          </table:table-cell>
          <table:table-cell table:formula="of:=[.AA11]-[.AA12]" office:value-type="float" office:value="0" calcext:value-type="float">
            <text:p>0</text:p>
          </table:table-cell>
          <table:table-cell table:formula="of:=[.AB11]-[.AB12]" office:value-type="float" office:value="0" calcext:value-type="float">
            <text:p>0</text:p>
          </table:table-cell>
          <table:table-cell table:formula="of:=[.AC11]-[.AC12]" office:value-type="float" office:value="-0.000000000000148131507060612" calcext:value-type="float">
            <text:p>-1.48131507060612E-13</text:p>
          </table:table-cell>
          <table:table-cell table:formula="of:=[.AD11]-[.AD12]" office:value-type="float" office:value="-0.00000000000333333360913457" calcext:value-type="float">
            <text:p>-3.33333360913457E-12</text:p>
          </table:table-cell>
          <table:table-cell table:formula="of:=[.AE11]-[.AE12]" office:value-type="float" office:value="0.000000000000333399974294934" calcext:value-type="float">
            <text:p>3.33399974294934E-13</text:p>
          </table:table-cell>
          <table:table-cell table:formula="of:=[.AF11]-[.AF12]" office:value-type="float" office:value="0" calcext:value-type="float">
            <text:p>0</text:p>
          </table:table-cell>
          <table:table-cell table:formula="of:=[.AG11]-[.AG12]" office:value-type="float" office:value="0" calcext:value-type="float">
            <text:p>0</text:p>
          </table:table-cell>
          <table:table-cell table:formula="of:=[.AH11]-[.AH12]" office:value-type="float" office:value="0" calcext:value-type="float">
            <text:p>0</text:p>
          </table:table-cell>
          <table:table-cell table:formula="of:=[.AI11]-[.AI12]" office:value-type="float" office:value="0" calcext:value-type="float">
            <text:p>0</text:p>
          </table:table-cell>
          <table:table-cell table:formula="of:=[.AJ11]-[.AJ12]" office:value-type="float" office:value="0" calcext:value-type="float">
            <text:p>0</text:p>
          </table:table-cell>
          <table:table-cell table:formula="of:=[.AK11]-[.AK12]" office:value-type="float" office:value="0" calcext:value-type="float">
            <text:p>0</text:p>
          </table:table-cell>
          <table:table-cell table:formula="of:=[.AL11]-[.AL12]" office:value-type="float" office:value="0.0000000000000444505543484297" calcext:value-type="float">
            <text:p>4.44505543484297E-14</text:p>
          </table:table-cell>
          <table:table-cell table:formula="of:=[.AM11]-[.AM12]" office:value-type="float" office:value="0" calcext:value-type="float">
            <text:p>0</text:p>
          </table:table-cell>
          <table:table-cell table:formula="of:=[.AN11]-[.AN12]" office:value-type="float" office:value="0" calcext:value-type="float">
            <text:p>0</text:p>
          </table:table-cell>
          <table:table-cell table:formula="of:=[.AO11]-[.AO12]" office:value-type="float" office:value="0" calcext:value-type="float">
            <text:p>0</text:p>
          </table:table-cell>
          <table:table-cell table:formula="of:=[.AP11]-[.AP12]" office:value-type="float" office:value="0" calcext:value-type="float">
            <text:p>0</text:p>
          </table:table-cell>
          <table:table-cell table:formula="of:=[.AQ11]-[.AQ12]" office:value-type="float" office:value="0" calcext:value-type="float">
            <text:p>0</text:p>
          </table:table-cell>
          <table:table-cell table:formula="of:=[.AR11]-[.AR12]" office:value-type="float" office:value="0" calcext:value-type="float">
            <text:p>0</text:p>
          </table:table-cell>
          <table:table-cell table:formula="of:=[.AS11]-[.AS12]" office:value-type="float" office:value="0" calcext:value-type="float">
            <text:p>0</text:p>
          </table:table-cell>
          <table:table-cell table:formula="of:=[.AT11]-[.AT12]" office:value-type="float" office:value="0" calcext:value-type="float">
            <text:p>0</text:p>
          </table:table-cell>
          <table:table-cell table:formula="of:=[.AU11]-[.AU12]" office:value-type="float" office:value="0" calcext:value-type="float">
            <text:p>0</text:p>
          </table:table-cell>
          <table:table-cell table:formula="of:=[.AV11]-[.AV12]" office:value-type="float" office:value="0" calcext:value-type="float">
            <text:p>0</text:p>
          </table:table-cell>
          <table:table-cell table:formula="of:=[.AW11]-[.AW12]" office:value-type="float" office:value="0" calcext:value-type="float">
            <text:p>0</text:p>
          </table:table-cell>
          <table:table-cell table:formula="of:=[.AX11]-[.AX12]" office:value-type="float" office:value="0" calcext:value-type="float">
            <text:p>0</text:p>
          </table:table-cell>
          <table:table-cell table:formula="of:=[.AY11]-[.AY12]" office:value-type="float" office:value="0" calcext:value-type="float">
            <text:p>0</text:p>
          </table:table-cell>
          <table:table-cell table:formula="of:=[.AZ11]-[.AZ12]" office:value-type="float" office:value="0" calcext:value-type="float">
            <text:p>0</text:p>
          </table:table-cell>
          <table:table-cell table:formula="of:=[.BA11]-[.BA12]" office:value-type="float" office:value="0" calcext:value-type="float">
            <text:p>0</text:p>
          </table:table-cell>
          <table:table-cell table:formula="of:=[.BB11]-[.BB12]" office:value-type="float" office:value="0" calcext:value-type="float">
            <text:p>0</text:p>
          </table:table-cell>
          <table:table-cell table:formula="of:=[.BC11]-[.BC12]" office:value-type="float" office:value="0" calcext:value-type="float">
            <text:p>0</text:p>
          </table:table-cell>
          <table:table-cell table:formula="of:=[.BD11]-[.BD12]" office:value-type="float" office:value="0" calcext:value-type="float">
            <text:p>0</text:p>
          </table:table-cell>
          <table:table-cell table:formula="of:=[.BE11]-[.BE12]" office:value-type="float" office:value="0" calcext:value-type="float">
            <text:p>0</text:p>
          </table:table-cell>
          <table:table-cell table:formula="of:=[.BF11]-[.BF12]" office:value-type="float" office:value="0" calcext:value-type="float">
            <text:p>0</text:p>
          </table:table-cell>
          <table:table-cell table:formula="of:=[.BG11]-[.BG12]" office:value-type="float" office:value="-0.000000000000333344463143703" calcext:value-type="float">
            <text:p>-3.33344463143703E-13</text:p>
          </table:table-cell>
          <table:table-cell table:formula="of:=[.BH11]-[.BH12]" office:value-type="float" office:value="-0.000000000000333344463143703" calcext:value-type="float">
            <text:p>-3.33344463143703E-13</text:p>
          </table:table-cell>
          <table:table-cell table:formula="of:=[.BI11]-[.BI12]" office:value-type="float" office:value="-0.000000000000333344463143703" calcext:value-type="float">
            <text:p>-3.33344463143703E-13</text:p>
          </table:table-cell>
          <table:table-cell table:formula="of:=[.BJ11]-[.BJ12]" office:value-type="float" office:value="0" calcext:value-type="float">
            <text:p>0</text:p>
          </table:table-cell>
          <table:table-cell table:formula="of:=[.BK11]-[.BK12]" office:value-type="float" office:value="0" calcext:value-type="float">
            <text:p>0</text:p>
          </table:table-cell>
          <table:table-cell table:formula="of:=[.BL11]-[.BL12]" office:value-type="float" office:value="0" calcext:value-type="float">
            <text:p>0</text:p>
          </table:table-cell>
          <table:table-cell table:formula="of:=[.BM11]-[.BM12]" office:value-type="float" office:value="-0.0000000000000454566939644963" calcext:value-type="float">
            <text:p>-4.54566939644963E-14</text:p>
          </table:table-cell>
          <table:table-cell table:formula="of:=[.BN11]-[.BN12]" office:value-type="float" office:value="-0.000000000000333344463143703" calcext:value-type="float">
            <text:p>-3.33344463143703E-13</text:p>
          </table:table-cell>
          <table:table-cell table:formula="of:=[.BO11]-[.BO12]" office:value-type="float" office:value="-0.000000000000333344463143703" calcext:value-type="float">
            <text:p>-3.33344463143703E-13</text:p>
          </table:table-cell>
          <table:table-cell table:formula="of:=[.BP11]-[.BP12]" office:value-type="float" office:value="0.0000000000000444505543484297" calcext:value-type="float">
            <text:p>4.44505543484297E-14</text:p>
          </table:table-cell>
          <table:table-cell table:formula="of:=[.BQ11]-[.BQ12]" office:value-type="float" office:value="0" calcext:value-type="float">
            <text:p>0</text:p>
          </table:table-cell>
          <table:table-cell table:formula="of:=[.BR11]-[.BR12]" office:value-type="float" office:value="0" calcext:value-type="float">
            <text:p>0</text:p>
          </table:table-cell>
          <table:table-cell table:formula="of:=[.BS11]-[.BS12]" office:value-type="float" office:value="0" calcext:value-type="float">
            <text:p>0</text:p>
          </table:table-cell>
          <table:table-cell table:formula="of:=[.BT11]-[.BT12]" office:value-type="float" office:value="0" calcext:value-type="float">
            <text:p>0</text:p>
          </table:table-cell>
          <table:table-cell table:formula="of:=[.BU11]-[.BU12]" office:value-type="float" office:value="0" calcext:value-type="float">
            <text:p>0</text:p>
          </table:table-cell>
          <table:table-cell table:formula="of:=[.BV11]-[.BV12]" office:value-type="float" office:value="0" calcext:value-type="float">
            <text:p>0</text:p>
          </table:table-cell>
          <table:table-cell table:formula="of:=[.BW11]-[.BW12]" office:value-type="float" office:value="0" calcext:value-type="float">
            <text:p>0</text:p>
          </table:table-cell>
          <table:table-cell table:formula="of:=[.BX11]-[.BX12]" office:value-type="float" office:value="0" calcext:value-type="float">
            <text:p>0</text:p>
          </table:table-cell>
          <table:table-cell table:formula="of:=[.BY11]-[.BY12]" office:value-type="float" office:value="0" calcext:value-type="float">
            <text:p>0</text:p>
          </table:table-cell>
          <table:table-cell table:formula="of:=[.BZ11]-[.BZ12]" office:value-type="float" office:value="0" calcext:value-type="float">
            <text:p>0</text:p>
          </table:table-cell>
          <table:table-cell table:formula="of:=[.CA11]-[.CA12]" office:value-type="float" office:value="0" calcext:value-type="float">
            <text:p>0</text:p>
          </table:table-cell>
          <table:table-cell table:formula="of:=[.CB11]-[.CB12]" office:value-type="float" office:value="0" calcext:value-type="float">
            <text:p>0</text:p>
          </table:table-cell>
          <table:table-cell table:formula="of:=[.CC11]-[.CC12]" office:value-type="float" office:value="0" calcext:value-type="float">
            <text:p>0</text:p>
          </table:table-cell>
          <table:table-cell table:formula="of:=[.CD11]-[.CD12]" office:value-type="float" office:value="0" calcext:value-type="float">
            <text:p>0</text:p>
          </table:table-cell>
          <table:table-cell table:formula="of:=[.CE11]-[.CE12]" office:value-type="float" office:value="0" calcext:value-type="float">
            <text:p>0</text:p>
          </table:table-cell>
          <table:table-cell table:formula="of:=[.CF11]-[.CF12]" office:value-type="float" office:value="0" calcext:value-type="float">
            <text:p>0</text:p>
          </table:table-cell>
          <table:table-cell table:formula="of:=[.CG11]-[.CG12]" office:value-type="float" office:value="0" calcext:value-type="float">
            <text:p>0</text:p>
          </table:table-cell>
          <table:table-cell table:formula="of:=[.CH11]-[.CH12]" office:value-type="float" office:value="0" calcext:value-type="float">
            <text:p>0</text:p>
          </table:table-cell>
          <table:table-cell table:formula="of:=[.CI11]-[.CI12]" office:value-type="float" office:value="0" calcext:value-type="float">
            <text:p>0</text:p>
          </table:table-cell>
          <table:table-cell table:formula="of:=[.CJ11]-[.CJ12]" office:value-type="float" office:value="0" calcext:value-type="float">
            <text:p>0</text:p>
          </table:table-cell>
          <table:table-cell table:formula="of:=[.CK11]-[.CK12]" office:value-type="float" office:value="0" calcext:value-type="float">
            <text:p>0</text:p>
          </table:table-cell>
          <table:table-cell table:formula="of:=[.CL11]-[.CL12]" office:value-type="float" office:value="0" calcext:value-type="float">
            <text:p>0</text:p>
          </table:table-cell>
          <table:table-cell table:formula="of:=[.CM11]-[.CM12]" office:value-type="float" office:value="0" calcext:value-type="float">
            <text:p>0</text:p>
          </table:table-cell>
          <table:table-cell table:formula="of:=[.CN11]-[.CN12]" office:value-type="float" office:value="0" calcext:value-type="float">
            <text:p>0</text:p>
          </table:table-cell>
          <table:table-cell table:formula="of:=[.CO11]-[.CO12]" office:value-type="float" office:value="0" calcext:value-type="float">
            <text:p>0</text:p>
          </table:table-cell>
          <table:table-cell table:formula="of:=[.CP11]-[.CP12]" office:value-type="float" office:value="0" calcext:value-type="float">
            <text:p>0</text:p>
          </table:table-cell>
          <table:table-cell table:formula="of:=[.CQ11]-[.CQ12]" office:value-type="float" office:value="0" calcext:value-type="float">
            <text:p>0</text:p>
          </table:table-cell>
          <table:table-cell table:formula="of:=[.CR11]-[.CR12]" office:value-type="float" office:value="0" calcext:value-type="float">
            <text:p>0</text:p>
          </table:table-cell>
          <table:table-cell table:formula="of:=[.CS11]-[.CS12]" office:value-type="float" office:value="0" calcext:value-type="float">
            <text:p>0</text:p>
          </table:table-cell>
          <table:table-cell table:formula="of:=[.CT11]-[.CT12]" office:value-type="float" office:value="0" calcext:value-type="float">
            <text:p>0</text:p>
          </table:table-cell>
          <table:table-cell table:formula="of:=[.CU11]-[.CU12]" office:value-type="float" office:value="0" calcext:value-type="float">
            <text:p>0</text:p>
          </table:table-cell>
          <table:table-cell table:formula="of:=[.CV11]-[.CV12]" office:value-type="float" office:value="0" calcext:value-type="float">
            <text:p>0</text:p>
          </table:table-cell>
          <table:table-cell table:formula="of:=[.CW11]-[.CW12]" office:value-type="float" office:value="0" calcext:value-type="float">
            <text:p>0</text:p>
          </table:table-cell>
          <table:table-cell table:formula="of:=[.CX11]-[.CX12]" office:value-type="float" office:value="0" calcext:value-type="float">
            <text:p>0</text:p>
          </table:table-cell>
          <table:table-cell table:formula="of:=[.CY11]-[.CY12]" office:value-type="float" office:value="0" calcext:value-type="float">
            <text:p>0</text:p>
          </table:table-cell>
          <table:table-cell table:formula="of:=[.CZ11]-[.CZ12]" office:value-type="float" office:value="0" calcext:value-type="float">
            <text:p>0</text:p>
          </table:table-cell>
          <table:table-cell table:formula="of:=[.DA11]-[.DA12]" office:value-type="float" office:value="0" calcext:value-type="float">
            <text:p>0</text:p>
          </table:table-cell>
          <table:table-cell table:formula="of:=[.DB11]-[.DB12]" office:value-type="float" office:value="0" calcext:value-type="float">
            <text:p>0</text:p>
          </table:table-cell>
          <table:table-cell table:formula="of:=[.DC11]-[.DC12]" office:value-type="float" office:value="0" calcext:value-type="float">
            <text:p>0</text:p>
          </table:table-cell>
          <table:table-cell table:formula="of:=[.DD11]-[.DD12]" office:value-type="float" office:value="0" calcext:value-type="float">
            <text:p>0</text:p>
          </table:table-cell>
          <table:table-cell table:formula="of:=[.DE11]-[.DE12]" office:value-type="float" office:value="0" calcext:value-type="float">
            <text:p>0</text:p>
          </table:table-cell>
          <table:table-cell table:formula="of:=[.DF11]-[.DF12]" office:value-type="float" office:value="0" calcext:value-type="float">
            <text:p>0</text:p>
          </table:table-cell>
          <table:table-cell table:formula="of:=[.DG11]-[.DG12]" office:value-type="float" office:value="0" calcext:value-type="float">
            <text:p>0</text:p>
          </table:table-cell>
          <table:table-cell table:formula="of:=[.DH11]-[.DH12]" office:value-type="float" office:value="0" calcext:value-type="float">
            <text:p>0</text:p>
          </table:table-cell>
          <table:table-cell table:formula="of:=[.DI11]-[.DI12]" office:value-type="float" office:value="0" calcext:value-type="float">
            <text:p>0</text:p>
          </table:table-cell>
          <table:table-cell table:formula="of:=[.DJ11]-[.DJ12]" office:value-type="float" office:value="0" calcext:value-type="float">
            <text:p>0</text:p>
          </table:table-cell>
          <table:table-cell table:formula="of:=[.DK11]-[.DK12]" office:value-type="float" office:value="0" calcext:value-type="float">
            <text:p>0</text:p>
          </table:table-cell>
          <table:table-cell table:formula="of:=[.DL11]-[.DL12]" office:value-type="float" office:value="0" calcext:value-type="float">
            <text:p>0</text:p>
          </table:table-cell>
          <table:table-cell table:formula="of:=[.DM11]-[.DM12]" office:value-type="float" office:value="0" calcext:value-type="float">
            <text:p>0</text:p>
          </table:table-cell>
          <table:table-cell table:formula="of:=[.DN11]-[.DN12]" office:value-type="float" office:value="0" calcext:value-type="float">
            <text:p>0</text:p>
          </table:table-cell>
          <table:table-cell table:formula="of:=[.DO11]-[.DO12]" office:value-type="float" office:value="0" calcext:value-type="float">
            <text:p>0</text:p>
          </table:table-cell>
          <table:table-cell table:formula="of:=[.DP11]-[.DP12]" office:value-type="float" office:value="0" calcext:value-type="float">
            <text:p>0</text:p>
          </table:table-cell>
          <table:table-cell table:formula="of:=[.DQ11]-[.DQ12]" office:value-type="float" office:value="0" calcext:value-type="float">
            <text:p>0</text:p>
          </table:table-cell>
          <table:table-cell table:formula="of:=[.DR11]-[.DR12]" office:value-type="float" office:value="0" calcext:value-type="float">
            <text:p>0</text:p>
          </table:table-cell>
          <table:table-cell table:formula="of:=[.DS11]-[.DS12]" office:value-type="float" office:value="0" calcext:value-type="float">
            <text:p>0</text:p>
          </table:table-cell>
          <table:table-cell table:formula="of:=[.DT11]-[.DT12]" office:value-type="float" office:value="0" calcext:value-type="float">
            <text:p>0</text:p>
          </table:table-cell>
          <table:table-cell table:formula="of:=[.DU11]-[.DU12]" office:value-type="float" office:value="0" calcext:value-type="float">
            <text:p>0</text:p>
          </table:table-cell>
          <table:table-cell table:formula="of:=[.DV11]-[.DV12]" office:value-type="float" office:value="0" calcext:value-type="float">
            <text:p>0</text:p>
          </table:table-cell>
          <table:table-cell table:formula="of:=[.DW11]-[.DW12]" office:value-type="float" office:value="0" calcext:value-type="float">
            <text:p>0</text:p>
          </table:table-cell>
          <table:table-cell table:formula="of:=[.DX11]-[.DX12]" office:value-type="float" office:value="0" calcext:value-type="float">
            <text:p>0</text:p>
          </table:table-cell>
          <table:table-cell table:formula="of:=[.DY11]-[.DY12]" office:value-type="float" office:value="-0.000000000000262234678416462" calcext:value-type="float">
            <text:p>-2.62234678416462E-13</text:p>
          </table:table-cell>
          <table:table-cell table:formula="of:=[.DZ11]-[.DZ12]" office:value-type="float" office:value="0.000000000000293209900803504" calcext:value-type="float">
            <text:p>2.93209900803504E-13</text:p>
          </table:table-cell>
          <table:table-cell table:formula="of:=[.EA11]-[.EA12]" office:value-type="float" office:value="0" calcext:value-type="float">
            <text:p>0</text:p>
          </table:table-cell>
          <table:table-cell table:formula="of:=[.EB11]-[.EB12]" office:value-type="float" office:value="0" calcext:value-type="float">
            <text:p>0</text:p>
          </table:table-cell>
          <table:table-cell table:formula="of:=[.EC11]-[.EC12]" office:value-type="float" office:value="0" calcext:value-type="float">
            <text:p>0</text:p>
          </table:table-cell>
          <table:table-cell table:formula="of:=[.ED11]-[.ED12]" office:value-type="float" office:value="0" calcext:value-type="float">
            <text:p>0</text:p>
          </table:table-cell>
          <table:table-cell table:formula="of:=[.EE11]-[.EE12]" office:value-type="float" office:value="0" calcext:value-type="float">
            <text:p>0</text:p>
          </table:table-cell>
          <table:table-cell table:formula="of:=[.EF11]-[.EF12]" office:value-type="float" office:value="0" calcext:value-type="float">
            <text:p>0</text:p>
          </table:table-cell>
          <table:table-cell table:formula="of:=[.EG11]-[.EG12]" office:value-type="float" office:value="-0.000000000000330735439035834" calcext:value-type="float">
            <text:p>-3.30735439035834E-13</text:p>
          </table:table-cell>
          <table:table-cell table:formula="of:=[.EH11]-[.EH12]" office:value-type="float" office:value="-0.0000000000000338618022510673" calcext:value-type="float">
            <text:p>-3.38618022510673E-14</text:p>
          </table:table-cell>
          <table:table-cell table:formula="of:=[.EI11]-[.EI12]" office:value-type="float" office:value="0" calcext:value-type="float">
            <text:p>0</text:p>
          </table:table-cell>
          <table:table-cell table:formula="of:=[.EJ11]-[.EJ12]" office:value-type="float" office:value="0" calcext:value-type="float">
            <text:p>0</text:p>
          </table:table-cell>
          <table:table-cell table:formula="of:=[.EK11]-[.EK12]" office:value-type="float" office:value="-0.0000000000000444505543484297" calcext:value-type="float">
            <text:p>-4.44505543484297E-14</text:p>
          </table:table-cell>
          <table:table-cell table:formula="of:=[.EL11]-[.EL12]" office:value-type="float" office:value="-0.0000000000000222252771742149" calcext:value-type="float">
            <text:p>-2.22252771742149E-14</text:p>
          </table:table-cell>
          <table:table-cell table:formula="of:=[.EM11]-[.EM12]" office:value-type="float" office:value="-0.0000000000000222252771742149" calcext:value-type="float">
            <text:p>-2.22252771742149E-14</text:p>
          </table:table-cell>
          <table:table-cell table:formula="of:=[.EN11]-[.EN12]" office:value-type="float" office:value="0" calcext:value-type="float">
            <text:p>0</text:p>
          </table:table-cell>
          <table:table-cell table:formula="of:=[.EO11]-[.EO12]" office:value-type="float" office:value="0" calcext:value-type="float">
            <text:p>0</text:p>
          </table:table-cell>
          <table:table-cell table:formula="of:=[.EP11]-[.EP12]" office:value-type="float" office:value="-0.0000000000000222252771742149" calcext:value-type="float">
            <text:p>-2.22252771742149E-14</text:p>
          </table:table-cell>
          <table:table-cell table:formula="of:=[.EQ11]-[.EQ12]" office:value-type="float" office:value="0" calcext:value-type="float">
            <text:p>0</text:p>
          </table:table-cell>
          <table:table-cell table:formula="of:=[.ER11]-[.ER12]" office:value-type="float" office:value="0" calcext:value-type="float">
            <text:p>0</text:p>
          </table:table-cell>
          <table:table-cell table:formula="of:=[.ES11]-[.ES12]" office:value-type="float" office:value="0" calcext:value-type="float">
            <text:p>0</text:p>
          </table:table-cell>
          <table:table-cell table:formula="of:=[.ET11]-[.ET12]" office:value-type="float" office:value="-0.0000000000000111126385871074" calcext:value-type="float">
            <text:p>-1.11126385871074E-14</text:p>
          </table:table-cell>
          <table:table-cell table:formula="of:=[.EU11]-[.EU12]" office:value-type="float" office:value="-0.0000000000000222252771742149" calcext:value-type="float">
            <text:p>-2.22252771742149E-14</text:p>
          </table:table-cell>
          <table:table-cell table:formula="of:=[.EV11]-[.EV12]" office:value-type="float" office:value="0" calcext:value-type="float">
            <text:p>0</text:p>
          </table:table-cell>
          <table:table-cell table:formula="of:=[.EW11]-[.EW12]" office:value-type="float" office:value="-0.0000000000000444505543484297" calcext:value-type="float">
            <text:p>-4.44505543484297E-14</text:p>
          </table:table-cell>
          <table:table-cell table:formula="of:=[.EX11]-[.EX12]" office:value-type="float" office:value="-0.0000000000000222252771742149" calcext:value-type="float">
            <text:p>-2.22252771742149E-14</text:p>
          </table:table-cell>
          <table:table-cell table:formula="of:=[.EY11]-[.EY12]" office:value-type="float" office:value="-0.0000000000000111126385871074" calcext:value-type="float">
            <text:p>-1.11126385871074E-14</text:p>
          </table:table-cell>
          <table:table-cell table:formula="of:=[.EZ11]-[.EZ12]" office:value-type="float" office:value="-0.0000000000000111126385871074" calcext:value-type="float">
            <text:p>-1.11126385871074E-14</text:p>
          </table:table-cell>
          <table:table-cell table:formula="of:=[.FA11]-[.FA12]" office:value-type="float" office:value="-0.0000000000000444505543484297" calcext:value-type="float">
            <text:p>-4.44505543484297E-14</text:p>
          </table:table-cell>
          <table:table-cell table:formula="of:=[.FB11]-[.FB12]" office:value-type="float" office:value="-0.0000000000000333344463143703" calcext:value-type="float">
            <text:p>-3.33344463143703E-14</text:p>
          </table:table-cell>
          <table:table-cell table:formula="of:=[.FC11]-[.FC12]" office:value-type="float" office:value="0" calcext:value-type="float">
            <text:p>0</text:p>
          </table:table-cell>
          <table:table-cell table:formula="of:=[.FD11]-[.FD12]" office:value-type="float" office:value="0" calcext:value-type="float">
            <text:p>0</text:p>
          </table:table-cell>
          <table:table-cell table:formula="of:=[.FE11]-[.FE12]" office:value-type="float" office:value="0" calcext:value-type="float">
            <text:p>0</text:p>
          </table:table-cell>
          <table:table-cell table:formula="of:=[.FF11]-[.FF12]" office:value-type="float" office:value="0" calcext:value-type="float">
            <text:p>0</text:p>
          </table:table-cell>
          <table:table-cell table:formula="of:=[.FG11]-[.FG12]" office:value-type="float" office:value="-0.0000000000000333344463143703" calcext:value-type="float">
            <text:p>-3.33344463143703E-14</text:p>
          </table:table-cell>
          <table:table-cell table:formula="of:=[.FH11]-[.FH12]" office:value-type="float" office:value="-0.0000000000000222252771742149" calcext:value-type="float">
            <text:p>-2.22252771742149E-14</text:p>
          </table:table-cell>
          <table:table-cell table:formula="of:=[.FI11]-[.FI12]" office:value-type="float" office:value="-0.0000000000000444505543484297" calcext:value-type="float">
            <text:p>-4.44505543484297E-14</text:p>
          </table:table-cell>
          <table:table-cell table:formula="of:=[.FJ11]-[.FJ12]" office:value-type="float" office:value="-0.0000000000000444505543484297" calcext:value-type="float">
            <text:p>-4.44505543484297E-14</text:p>
          </table:table-cell>
          <table:table-cell table:formula="of:=[.FK11]-[.FK12]" office:value-type="float" office:value="0.000000000000483862949707259" calcext:value-type="float">
            <text:p>4.83862949707259E-13</text:p>
          </table:table-cell>
          <table:table-cell table:formula="of:=[.FL11]-[.FL12]" office:value-type="float" office:value="-0.0000000000000444505543484297" calcext:value-type="float">
            <text:p>-4.44505543484297E-14</text:p>
          </table:table-cell>
          <table:table-cell table:formula="of:=[.FM11]-[.FM12]" office:value-type="float" office:value="0.0000000000000333205685265625" calcext:value-type="float">
            <text:p>3.33205685265625E-14</text:p>
          </table:table-cell>
          <table:table-cell table:formula="of:=[.FN11]-[.FN12]" office:value-type="float" office:value="0.000000000000111105569189363" calcext:value-type="float">
            <text:p>1.11105569189363E-13</text:p>
          </table:table-cell>
          <table:table-cell table:formula="of:=[.FO11]-[.FO12]" office:value-type="float" office:value="0.000000000000483862949707259" calcext:value-type="float">
            <text:p>4.83862949707259E-13</text:p>
          </table:table-cell>
          <table:table-cell table:formula="of:=[.FP11]-[.FP12]" office:value-type="float" office:value="-0.000000000000181854531433601" calcext:value-type="float">
            <text:p>-1.81854531433601E-13</text:p>
          </table:table-cell>
          <table:table-cell table:formula="of:=[.FQ11]-[.FQ12]" office:value-type="float" office:value="-0.000000000000142857947693642" calcext:value-type="float">
            <text:p>-1.42857947693642E-13</text:p>
          </table:table-cell>
          <table:table-cell table:formula="of:=[.FR11]-[.FR12]" office:value-type="float" office:value="0" calcext:value-type="float">
            <text:p>0</text:p>
          </table:table-cell>
          <table:table-cell table:formula="of:=[.FS11]-[.FS12]" office:value-type="float" office:value="0" calcext:value-type="float">
            <text:p>0</text:p>
          </table:table-cell>
          <table:table-cell table:formula="of:=[.FT11]-[.FT12]" office:value-type="float" office:value="0" calcext:value-type="float">
            <text:p>0</text:p>
          </table:table-cell>
          <table:table-cell table:formula="of:=[.FU11]-[.FU12]" office:value-type="float" office:value="0" calcext:value-type="float">
            <text:p>0</text:p>
          </table:table-cell>
          <table:table-cell table:formula="of:=[.FV11]-[.FV12]" office:value-type="float" office:value="-0.0000000000000190958360235527" calcext:value-type="float">
            <text:p>-1.90958360235527E-14</text:p>
          </table:table-cell>
          <table:table-cell table:formula="of:=[.FW11]-[.FW12]" office:value-type="float" office:value="0" calcext:value-type="float">
            <text:p>0</text:p>
          </table:table-cell>
          <table:table-cell table:formula="of:=[.FX11]-[.FX12]" office:value-type="float" office:value="0.0000000000000404502820128272" calcext:value-type="float">
            <text:p>4.04502820128272E-14</text:p>
          </table:table-cell>
          <table:table-cell table:formula="of:=[.FY11]-[.FY12]" office:value-type="float" office:value="0.0000000000000213579154362264" calcext:value-type="float">
            <text:p>2.13579154362264E-14</text:p>
          </table:table-cell>
          <table:table-cell table:formula="of:=[.FZ11]-[.FZ12]" office:value-type="float" office:value="0.0000000000000404502820128272" calcext:value-type="float">
            <text:p>4.04502820128272E-14</text:p>
          </table:table-cell>
          <table:table-cell table:formula="of:=[.GA11]-[.GA12]" office:value-type="float" office:value="0" calcext:value-type="float">
            <text:p>0</text:p>
          </table:table-cell>
          <table:table-cell table:formula="of:=[.GB11]-[.GB12]" office:value-type="float" office:value="0" calcext:value-type="float">
            <text:p>0</text:p>
          </table:table-cell>
          <table:table-cell table:formula="of:=[.GC11]-[.GC12]" office:value-type="float" office:value="0.0000000000000272733224893074" calcext:value-type="float">
            <text:p>2.72733224893074E-14</text:p>
          </table:table-cell>
          <table:table-cell table:formula="of:=[.GD11]-[.GD12]" office:value-type="float" office:value="0" calcext:value-type="float">
            <text:p>0</text:p>
          </table:table-cell>
          <table:table-cell table:formula="of:=[.GE11]-[.GE12]" office:value-type="float" office:value="0" calcext:value-type="float">
            <text:p>0</text:p>
          </table:table-cell>
          <table:table-cell table:formula="of:=[.GF11]-[.GF12]" office:value-type="float" office:value="0" calcext:value-type="float">
            <text:p>0</text:p>
          </table:table-cell>
          <table:table-cell table:formula="of:=[.GG11]-[.GG12]" office:value-type="float" office:value="0" calcext:value-type="float">
            <text:p>0</text:p>
          </table:table-cell>
          <table:table-cell table:formula="of:=[.GH11]-[.GH12]" office:value-type="float" office:value="0" calcext:value-type="float">
            <text:p>0</text:p>
          </table:table-cell>
          <table:table-cell table:formula="of:=[.GI11]-[.GI12]" office:value-type="float" office:value="0" calcext:value-type="float">
            <text:p>0</text:p>
          </table:table-cell>
          <table:table-cell table:formula="of:=[.GJ11]-[.GJ12]" office:value-type="float" office:value="0" calcext:value-type="float">
            <text:p>0</text:p>
          </table:table-cell>
          <table:table-cell table:formula="of:=[.GK11]-[.GK12]" office:value-type="float" office:value="0" calcext:value-type="float">
            <text:p>0</text:p>
          </table:table-cell>
          <table:table-cell table:formula="of:=[.GL11]-[.GL12]" office:value-type="float" office:value="0" calcext:value-type="float">
            <text:p>0</text:p>
          </table:table-cell>
          <table:table-cell table:formula="of:=[.GM11]-[.GM12]" office:value-type="float" office:value="0" calcext:value-type="float">
            <text:p>0</text:p>
          </table:table-cell>
          <table:table-cell table:formula="of:=SUM([.B13:.GM13])" office:value-type="float" office:value="-0.00000000000634807137411819" calcext:value-type="float">
            <text:p>-6.34807137411819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1:05:37.686925838</dc:date>
    <meta:editing-duration>PT2M</meta:editing-duration>
    <meta:editing-cycles>1</meta:editing-cycles>
    <meta:document-statistic meta:table-count="1" meta:cell-count="1950" meta:object-count="0"/>
    <meta:generator>LibreOffice/6.4.4.2$Linux_X86_64 LibreOffice_project/40$Build-2</meta:generator>
  </office:meta>
</office:document-meta>
</file>